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9"/>
    <style:style style:name="ce4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7"/>
    <style:style style:name="ce6" style:family="table-cell" style:parent-style-name="Percent" style:data-style-name="N14"/>
    <style:style style:name="ce7" style:family="table-cell" style:parent-style-name="Default" style:data-style-name="N38"/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6"/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1.37583333333333cm" style:use-optimal-column-width="true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0.9525cm" style:use-optimal-column-width="true"/>
    </style:style>
    <style:style style:name="co8" style:family="table-column">
      <style:table-column-properties fo:break-before="auto" style:column-width="1.32291666666667cm" style:use-optimal-column-width="true"/>
    </style:style>
    <style:style style:name="co9" style:family="table-column">
      <style:table-column-properties fo:break-before="auto" style:column-width="1.190625cm" style:use-optimal-column-width="true"/>
    </style:style>
    <style:style style:name="co10" style:family="table-column">
      <style:table-column-properties fo:break-before="auto" style:column-width="2.619375cm" style:use-optimal-column-width="true"/>
    </style:style>
    <style:style style:name="co11" style:family="table-column">
      <style:table-column-properties fo:break-before="auto" style:column-width="1.27cm" style:use-optimal-column-width="true"/>
    </style:style>
    <style:style style:name="co12" style:family="table-column">
      <style:table-column-properties fo:break-before="auto" style:column-width="0.529166666666667cm" style:use-optimal-column-width="true"/>
    </style:style>
    <style:style style:name="co13" style:family="table-column">
      <style:table-column-properties fo:break-before="auto" style:column-width="1.85208333333333cm" style:use-optimal-column-width="true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24354166666667cm" style:use-optimal-column-width="true"/>
    </style:style>
    <style:style style:name="co16" style:family="table-column">
      <style:table-column-properties fo:break-before="auto" style:column-width="1.5875cm" style:use-optimal-column-width="true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48708333333333cm" style:use-optimal-column-width="true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00541666666667cm"/>
    </style:style>
    <style:style style:name="co21" style:family="table-column">
      <style:table-column-properties fo:break-before="auto" style:column-width="1.05833333333333cm" style:use-optimal-column-width="true"/>
    </style:style>
    <style:style style:name="co22" style:family="table-column">
      <style:table-column-properties fo:break-before="auto" style:column-width="1.08479166666667cm" style:use-optimal-column-width="true"/>
    </style:style>
    <style:style style:name="co23" style:family="table-column">
      <style:table-column-properties fo:break-before="auto" style:column-width="0.926041666666667cm" style:use-optimal-column-width="true"/>
    </style:style>
    <style:style style:name="co24" style:family="table-column">
      <style:table-column-properties fo:break-before="auto" style:column-width="1.13770833333333cm"/>
    </style:style>
    <style:style style:name="co25" style:family="table-column">
      <style:table-column-properties fo:break-before="auto" style:column-width="1.61395833333333cm" style:use-optimal-column-width="true"/>
    </style:style>
    <style:style style:name="co26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olikrystalicz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7" table:number-columns-repeated="16360" table:default-cell-style-name="ce1"/>
        <table:table-row table:style-name="ro1">
          <table:table-cell office:value-type="string" table:style-name="ce1">
            <text:p>I [mA] +- 0,0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 I</text:p>
          </table:table-cell>
          <table:table-cell office:value-type="string" table:style-name="ce1">
            <text:p>U [V] +- 0,00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 U</text:p>
          </table:table-cell>
          <table:table-cell table:style-name="ce1"/>
          <table:table-cell office:value-type="string" table:style-name="ce1">
            <text:p>P = UI [mW]</text:p>
          </table:table-cell>
          <table:table-cell office:value-type="string" table:style-name="ce1">
            <text:p>u P</text:p>
          </table:table-cell>
          <table:table-cell office:value-type="string" table:style-name="ce1">
            <text:p>U/n [V]</text:p>
          </table:table-cell>
          <table:table-cell office:value-type="string" table:style-name="ce1">
            <text:p>u U/n</text:p>
          </table:table-cell>
          <table:table-cell office:value-type="string" table:style-name="ce1">
            <text:p>J = I/S [A/m^2]</text:p>
          </table:table-cell>
          <table:table-cell office:value-type="string" table:style-name="ce1">
            <text:p>u J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S</text:p>
          </table:table-cell>
          <table:table-cell office:value-type="string" table:style-name="ce1">
            <text:p>fi [W / m^2]</text:p>
          </table:table-cell>
          <table:table-cell office:value-type="string" table:style-name="ce1">
            <text:p>u fi</text:p>
          </table:table-cell>
          <table:table-cell office:value-type="string" table:style-name="ce1">
            <text:p>avg fi</text:p>
          </table:table-cell>
          <table:table-cell office:value-type="string" table:style-name="ce1">
            <text:p>u avg fi</text:p>
          </table:table-cell>
          <table:table-cell table:style-name="ce1"/>
          <table:table-cell office:value-type="string" table:style-name="ce1">
            <text:p>eta</text:p>
          </table:table-cell>
          <table:table-cell office:value-type="string" table:style-name="ce1">
            <text:p>u eta</text:p>
          </table:table-cell>
          <table:table-cell table:number-columns-repeated="16360"/>
        </table:table-row>
        <table:table-row table:style-name="ro1">
          <table:table-cell office:value-type="float" office:value="4.6900000000000004" table:style-name="ce2">
            <text:p>4,69</text:p>
          </table:table-cell>
          <table:table-cell office:value-type="float" office:value="20" table:style-name="ce1">
            <text:p>20</text:p>
          </table:table-cell>
          <table:table-cell office:value-type="float" office:value="0.10463502691896259" table:formula="of:=[.A$27]*[.A2]+[.B$27]*[.B2]/SQRT(3)" table:style-name="ce2">
            <text:p>0,10</text:p>
          </table:table-cell>
          <table:table-cell office:value-type="float" office:value="0.53" table:style-name="ce3">
            <text:p>0,530</text:p>
          </table:table-cell>
          <table:table-cell office:value-type="float" office:value="2" table:style-name="ce1">
            <text:p>2</text:p>
          </table:table-cell>
          <table:table-cell office:value-type="float" office:value="1.1073502691896258E-2" table:formula="of:=[.D$27]*[.D2]+[.E$27]*[.E2]/SQRT(3)" table:style-name="ce3">
            <text:p>0,011</text:p>
          </table:table-cell>
          <table:table-cell table:style-name="ce1"/>
          <table:table-cell office:value-type="float" office:value="2.4857000000000005" table:formula="of:=[.A2]*[.D2]" table:style-name="ce4">
            <text:p>2,49</text:p>
          </table:table-cell>
          <table:table-cell office:value-type="float" office:value="7.5977933992625285E-2" table:formula="of:=SQRT(([.A2]*[.F2])^2+([.D2]*[.C2])^2)" table:style-name="ce4">
            <text:p>0,08</text:p>
          </table:table-cell>
          <table:table-cell office:value-type="float" office:value="6.6250000000000003E-2" table:formula="of:=[.D2]/[.$O$2]" table:style-name="ce3">
            <text:p>0,066</text:p>
          </table:table-cell>
          <table:table-cell office:value-type="float" office:value="1.3841878364870322E-3" table:formula="of:=[.F2]/[.O$2]" table:style-name="ce3">
            <text:p>0,001</text:p>
          </table:table-cell>
          <table:table-cell office:value-type="float" office:value="6.0128205128205137" table:formula="of:=[.A2]/[.$P$2]/1000" table:style-name="ce2">
            <text:p>6,01</text:p>
          </table:table-cell>
          <table:table-cell office:value-type="float" office:value="0.154719157197797" table:formula="of:=SQRT(([.C2]/[.P$2])^2+(([.A2]/[.P$2]^2)*[.P$4])^2)/1000" table:style-name="ce2">
            <text:p>0,1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.7999999999999999E-4" table:style-name="ce1">
            <text:p>0,00078</text:p>
          </table:table-cell>
          <table:table-cell office:value-type="float" office:value="6.2399999999999999E-3" table:formula="of:=[.O2]*[.P2]" table:style-name="ce1">
            <text:p>0,00624</text:p>
          </table:table-cell>
          <table:table-cell office:value-type="float" office:value="60" table:style-name="ce5">
            <text:p>60,0</text:p>
          </table:table-cell>
          <table:table-cell office:value-type="float" office:value="3.5773502691896257" table:formula="of:=[.R$7]*[.R2]+[.S$7]*[.T$7]/SQRT(3)" table:style-name="ce5">
            <text:p>3,6</text:p>
          </table:table-cell>
          <table:table-cell office:value-type="float" office:value="58.875" table:formula="of:=AVERAGE([.R2:.R5])" table:style-name="ce5">
            <text:p>58,9</text:p>
          </table:table-cell>
          <table:table-cell office:value-type="float" office:value="3.5211002691896258" table:formula="of:=[.R7]*[.T2]+[.S7]*[.T7]/SQRT(3)" table:style-name="ce5">
            <text:p>3,5</text:p>
          </table:table-cell>
          <table:table-cell table:style-name="ce1"/>
          <table:table-cell office:value-type="percentage" office:value="1.7589416952474277E-2" table:formula="of:=[.H24]/[.T2]/[.Q2]/1000" table:style-name="ce6">
            <text:p>1,76%</text:p>
          </table:table-cell>
          <table:table-cell office:value-type="percentage" office:value="1.3658675041611813E-3" table:formula="of:=SQRT(([.I24]/[.T2]/[.Q2])^2+([.H24]*[.U2]/[.T2]^2/[.Q2])^2+([.H24]*[.P4]/[.T2]/[.Q2]^2)^2)/1000" table:style-name="ce6">
            <text:p>0,14%</text:p>
          </table:table-cell>
          <table:table-cell table:number-columns-repeated="16360"/>
        </table:table-row>
        <table:table-row table:style-name="ro1">
          <table:table-cell office:value-type="float" office:value="4.51" table:style-name="ce2">
            <text:p>4,51</text:p>
          </table:table-cell>
          <table:table-cell office:value-type="float" office:value="20" table:style-name="ce1">
            <text:p>20</text:p>
          </table:table-cell>
          <table:table-cell office:value-type="float" office:value="0.10283502691896258" table:formula="of:=[.A$27]*[.A3]+[.B$27]*[.B3]/SQRT(3)" table:style-name="ce2">
            <text:p>0,10</text:p>
          </table:table-cell>
          <table:table-cell office:value-type="float" office:value="0.67100000000000004" table:style-name="ce1">
            <text:p>0,671</text:p>
          </table:table-cell>
          <table:table-cell office:value-type="float" office:value="2" table:style-name="ce1">
            <text:p>2</text:p>
          </table:table-cell>
          <table:table-cell office:value-type="float" office:value="1.248350269189626E-2" table:formula="of:=[.D$27]*[.D3]+[.E$27]*[.E3]/SQRT(3)" table:style-name="ce3">
            <text:p>0,012</text:p>
          </table:table-cell>
          <table:table-cell table:style-name="ce1"/>
          <table:table-cell office:value-type="float" office:value="3.0262099999999998" table:formula="of:=[.A3]*[.D3]" table:style-name="ce4">
            <text:p>3,03</text:p>
          </table:table-cell>
          <table:table-cell office:value-type="float" office:value="8.9056583509124584E-2" table:formula="of:=SQRT(([.A3]*[.F3])^2+([.D3]*[.C3])^2)" table:style-name="ce4">
            <text:p>0,09</text:p>
          </table:table-cell>
          <table:table-cell office:value-type="float" office:value="8.3875000000000005E-2" table:formula="of:=[.D3]/[.$O$2]" table:style-name="ce3">
            <text:p>0,084</text:p>
          </table:table-cell>
          <table:table-cell office:value-type="float" office:value="1.5604378364870324E-3" table:formula="of:=[.F3]/[.O$2]" table:style-name="ce3">
            <text:p>0,002</text:p>
          </table:table-cell>
          <table:table-cell office:value-type="float" office:value="5.7820512820512819" table:formula="of:=[.A3]/[.$P$2]/1000" table:style-name="ce2">
            <text:p>5,78</text:p>
          </table:table-cell>
          <table:table-cell office:value-type="float" office:value="0.15125083589431565" table:formula="of:=SQRT(([.C3]/[.P$2])^2+(([.A3]/[.P$2]^2)*[.P$4])^2)/1000" table:style-name="ce2">
            <text:p>0,15</text:p>
          </table:table-cell>
          <table:table-cell table:number-columns-repeated="2" table:style-name="ce1"/>
          <table:table-cell office:value-type="string" table:style-name="ce1">
            <text:p>u S</text:p>
          </table:table-cell>
          <table:table-cell table:style-name="ce1"/>
          <table:table-cell office:value-type="float" office:value="65.2" table:style-name="ce1">
            <text:p>65,2</text:p>
          </table:table-cell>
          <table:table-cell office:value-type="float" office:value="3.837350269189626" table:formula="of:=[.R$7]*[.R3]+[.S$7]*[.T$7]/SQRT(3)" table:style-name="ce5">
            <text:p>3,8</text:p>
          </table:table-cell>
          <table:table-cell table:number-columns-repeated="3" table:style-name="ce1"/>
          <table:table-cell office:value-type="string" table:style-name="ce1">
            <text:p>eta mono</text:p>
          </table:table-cell>
          <table:table-cell office:value-type="string" table:style-name="ce1">
            <text:p>u eta mono</text:p>
          </table:table-cell>
          <table:table-cell table:number-columns-repeated="16360"/>
        </table:table-row>
        <table:table-row table:style-name="ro1">
          <table:table-cell office:value-type="float" office:value="4.41" table:style-name="ce2">
            <text:p>4,41</text:p>
          </table:table-cell>
          <table:table-cell office:value-type="float" office:value="20" table:style-name="ce1">
            <text:p>20</text:p>
          </table:table-cell>
          <table:table-cell office:value-type="float" office:value="0.10183502691896258" table:formula="of:=[.A$27]*[.A4]+[.B$27]*[.B4]/SQRT(3)" table:style-name="ce2">
            <text:p>0,10</text:p>
          </table:table-cell>
          <table:table-cell office:value-type="float" office:value="0.79300000000000004" table:style-name="ce1">
            <text:p>0,793</text:p>
          </table:table-cell>
          <table:table-cell office:value-type="float" office:value="2" table:style-name="ce1">
            <text:p>2</text:p>
          </table:table-cell>
          <table:table-cell office:value-type="float" office:value="1.3703502691896258E-2" table:formula="of:=[.D$27]*[.D4]+[.E$27]*[.E4]/SQRT(3)" table:style-name="ce3">
            <text:p>0,014</text:p>
          </table:table-cell>
          <table:table-cell table:style-name="ce1"/>
          <table:table-cell office:value-type="float" office:value="3.4971300000000003" table:formula="of:=[.A4]*[.D4]" table:style-name="ce4">
            <text:p>3,50</text:p>
          </table:table-cell>
          <table:table-cell office:value-type="float" office:value="0.10086366611243422" table:formula="of:=SQRT(([.A4]*[.F4])^2+([.D4]*[.C4])^2)" table:style-name="ce4">
            <text:p>0,10</text:p>
          </table:table-cell>
          <table:table-cell office:value-type="float" office:value="9.9125000000000005E-2" table:formula="of:=[.D4]/[.$O$2]" table:style-name="ce3">
            <text:p>0,099</text:p>
          </table:table-cell>
          <table:table-cell office:value-type="float" office:value="1.7129378364870323E-3" table:formula="of:=[.F4]/[.O$2]" table:style-name="ce3">
            <text:p>0,002</text:p>
          </table:table-cell>
          <table:table-cell office:value-type="float" office:value="5.6538461538461542" table:formula="of:=[.A4]/[.$P$2]/1000" table:style-name="ce2">
            <text:p>5,65</text:p>
          </table:table-cell>
          <table:table-cell office:value-type="float" office:value="0.14932992091542818" table:formula="of:=SQRT(([.C4]/[.P$2])^2+(([.A4]/[.P$2]^2)*[.P$4])^2)/1000" table:style-name="ce2">
            <text:p>0,15</text:p>
          </table:table-cell>
          <table:table-cell table:number-columns-repeated="2" table:style-name="ce1"/>
          <table:table-cell office:value-type="float" office:value="1.0000000000000001E-5" table:style-name="ce1">
            <text:p>0,00001</text:p>
          </table:table-cell>
          <table:table-cell table:style-name="ce1"/>
          <table:table-cell office:value-type="float" office:value="54.5" table:style-name="ce1">
            <text:p>54,5</text:p>
          </table:table-cell>
          <table:table-cell office:value-type="float" office:value="3.3023502691896258" table:formula="of:=[.R$7]*[.R4]+[.S$7]*[.T$7]/SQRT(3)" table:style-name="ce5">
            <text:p>3,3</text:p>
          </table:table-cell>
          <table:table-cell table:number-columns-repeated="3" table:style-name="ce1"/>
          <table:table-cell office:value-type="percentage" office:value="1.8751322751322751E-2" table:formula="of:=[monokrystaliczne.F3]/[polikrystaliczne.T2]/[monokrystaliczne.O2]/1000" table:style-name="ce6">
            <text:p>1,88%</text:p>
          </table:table-cell>
          <table:table-cell office:value-type="percentage" office:value="1.4880597540236698E-3" table:formula="of:=SQRT(([monokrystaliczne.G3]/[monokrystaliczne.O2]/[polikrystaliczne.T2])^2+([polikrystaliczne.U2]*[monokrystaliczne.F3]/[monokrystaliczne.O2]/[polikrystaliczne.T2]^2)^2+([monokrystaliczne.F3]*[monokrystaliczne.P2]/[monokrystaliczne.O2]^2/[polikrystaliczne.T2])^2)/1000" table:style-name="ce6">
            <text:p>0,15%</text:p>
          </table:table-cell>
          <table:table-cell table:number-columns-repeated="16360"/>
        </table:table-row>
        <table:table-row table:style-name="ro1">
          <table:table-cell office:value-type="float" office:value="4.25" table:style-name="ce2">
            <text:p>4,25</text:p>
          </table:table-cell>
          <table:table-cell office:value-type="float" office:value="20" table:style-name="ce1">
            <text:p>20</text:p>
          </table:table-cell>
          <table:table-cell office:value-type="float" office:value="0.10023502691896258" table:formula="of:=[.A$27]*[.A5]+[.B$27]*[.B5]/SQRT(3)" table:style-name="ce2">
            <text:p>0,10</text:p>
          </table:table-cell>
          <table:table-cell office:value-type="float" office:value="1.109" table:style-name="ce1">
            <text:p>1,109</text:p>
          </table:table-cell>
          <table:table-cell office:value-type="float" office:value="2" table:style-name="ce1">
            <text:p>2</text:p>
          </table:table-cell>
          <table:table-cell office:value-type="float" office:value="1.6863502691896258E-2" table:formula="of:=[.D$27]*[.D5]+[.E$27]*[.E5]/SQRT(3)" table:style-name="ce3">
            <text:p>0,017</text:p>
          </table:table-cell>
          <table:table-cell table:style-name="ce1"/>
          <table:table-cell office:value-type="float" office:value="4.7132500000000004" table:formula="of:=[.A5]*[.D5]" table:style-name="ce4">
            <text:p>4,71</text:p>
          </table:table-cell>
          <table:table-cell office:value-type="float" office:value="0.13226209429222804" table:formula="of:=SQRT(([.A5]*[.F5])^2+([.D5]*[.C5])^2)" table:style-name="ce4">
            <text:p>0,13</text:p>
          </table:table-cell>
          <table:table-cell office:value-type="float" office:value="0.138625" table:formula="of:=[.D5]/[.$O$2]" table:style-name="ce3">
            <text:p>0,139</text:p>
          </table:table-cell>
          <table:table-cell office:value-type="float" office:value="2.1079378364870323E-3" table:formula="of:=[.F5]/[.O$2]" table:style-name="ce3">
            <text:p>0,002</text:p>
          </table:table-cell>
          <table:table-cell office:value-type="float" office:value="5.4487179487179489" table:formula="of:=[.A5]/[.$P$2]/1000" table:style-name="ce2">
            <text:p>5,45</text:p>
          </table:table-cell>
          <table:table-cell office:value-type="float" office:value="0.14626577669594334" table:formula="of:=SQRT(([.C5]/[.P$2])^2+(([.A5]/[.P$2]^2)*[.P$4])^2)/1000" table:style-name="ce2">
            <text:p>0,15</text:p>
          </table:table-cell>
          <table:table-cell table:number-columns-repeated="4" table:style-name="ce1"/>
          <table:table-cell office:value-type="float" office:value="55.8" table:style-name="ce1">
            <text:p>55,8</text:p>
          </table:table-cell>
          <table:table-cell office:value-type="float" office:value="3.3673502691896258" table:formula="of:=[.R$7]*[.R5]+[.S$7]*[.T$7]/SQRT(3)" table:style-name="ce5">
            <text:p>3,4</text:p>
          </table:table-cell>
          <table:table-cell table:number-columns-repeated="16365" table:style-name="ce1"/>
        </table:table-row>
        <table:table-row table:style-name="ro1">
          <table:table-cell office:value-type="float" office:value="4.07" table:style-name="ce2">
            <text:p>4,07</text:p>
          </table:table-cell>
          <table:table-cell office:value-type="float" office:value="20" table:style-name="ce1">
            <text:p>20</text:p>
          </table:table-cell>
          <table:table-cell office:value-type="float" office:value="9.8435026918962581E-2" table:formula="of:=[.A$27]*[.A6]+[.B$27]*[.B6]/SQRT(3)" table:style-name="ce2">
            <text:p>0,10</text:p>
          </table:table-cell>
          <table:table-cell office:value-type="float" office:value="1.329" table:style-name="ce1">
            <text:p>1,329</text:p>
          </table:table-cell>
          <table:table-cell office:value-type="float" office:value="2" table:style-name="ce1">
            <text:p>2</text:p>
          </table:table-cell>
          <table:table-cell office:value-type="float" office:value="1.9063502691896259E-2" table:formula="of:=[.D$27]*[.D6]+[.E$27]*[.E6]/SQRT(3)" table:style-name="ce3">
            <text:p>0,019</text:p>
          </table:table-cell>
          <table:table-cell table:style-name="ce1"/>
          <table:table-cell office:value-type="float" office:value="5.4090300000000004" table:formula="of:=[.A6]*[.D6]" table:style-name="ce4">
            <text:p>5,41</text:p>
          </table:table-cell>
          <table:table-cell office:value-type="float" office:value="0.15209825885430597" table:formula="of:=SQRT(([.A6]*[.F6])^2+([.D6]*[.C6])^2)" table:style-name="ce4">
            <text:p>0,15</text:p>
          </table:table-cell>
          <table:table-cell office:value-type="float" office:value="0.16612499999999999" table:formula="of:=[.D6]/[.$O$2]" table:style-name="ce3">
            <text:p>0,166</text:p>
          </table:table-cell>
          <table:table-cell office:value-type="float" office:value="2.3829378364870323E-3" table:formula="of:=[.F6]/[.O$2]" table:style-name="ce3">
            <text:p>0,002</text:p>
          </table:table-cell>
          <table:table-cell office:value-type="float" office:value="5.217948717948719" table:formula="of:=[.A6]/[.$P$2]/1000" table:style-name="ce2">
            <text:p>5,22</text:p>
          </table:table-cell>
          <table:table-cell office:value-type="float" office:value="0.14283313371737857" table:formula="of:=SQRT(([.C6]/[.P$2])^2+(([.A6]/[.P$2]^2)*[.P$4])^2)/1000" table:style-name="ce2">
            <text:p>0,14</text:p>
          </table:table-cell>
          <table:table-cell table:number-columns-repeated="4" table:style-name="ce1"/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z</text:p>
          </table:table-cell>
          <table:table-cell table:number-columns-repeated="16364" table:style-name="ce1"/>
        </table:table-row>
        <table:table-row table:style-name="ro1">
          <table:table-cell office:value-type="float" office:value="3.87" table:style-name="ce2">
            <text:p>3,87</text:p>
          </table:table-cell>
          <table:table-cell office:value-type="float" office:value="20" table:style-name="ce1">
            <text:p>20</text:p>
          </table:table-cell>
          <table:table-cell office:value-type="float" office:value="9.643502691896258E-2" table:formula="of:=[.A$27]*[.A7]+[.B$27]*[.B7]/SQRT(3)" table:style-name="ce2">
            <text:p>0,10</text:p>
          </table:table-cell>
          <table:table-cell office:value-type="float" office:value="1.5149999999999999" table:style-name="ce1">
            <text:p>1,515</text:p>
          </table:table-cell>
          <table:table-cell office:value-type="float" office:value="2" table:style-name="ce1">
            <text:p>2</text:p>
          </table:table-cell>
          <table:table-cell office:value-type="float" office:value="2.0923502691896256E-2" table:formula="of:=[.D$27]*[.D7]+[.E$27]*[.E7]/SQRT(3)" table:style-name="ce3">
            <text:p>0,021</text:p>
          </table:table-cell>
          <table:table-cell table:style-name="ce1"/>
          <table:table-cell office:value-type="float" office:value="5.8630499999999994" table:formula="of:=[.A7]*[.D7]" table:style-name="ce4">
            <text:p>5,86</text:p>
          </table:table-cell>
          <table:table-cell office:value-type="float" office:value="0.16703807493627787" table:formula="of:=SQRT(([.A7]*[.F7])^2+([.D7]*[.C7])^2)" table:style-name="ce4">
            <text:p>0,17</text:p>
          </table:table-cell>
          <table:table-cell office:value-type="float" office:value="0.18937499999999999" table:formula="of:=[.D7]/[.$O$2]" table:style-name="ce3">
            <text:p>0,189</text:p>
          </table:table-cell>
          <table:table-cell office:value-type="float" office:value="2.615437836487032E-3" table:formula="of:=[.F7]/[.O$2]" table:style-name="ce3">
            <text:p>0,003</text:p>
          </table:table-cell>
          <table:table-cell office:value-type="float" office:value="4.9615384615384617" table:formula="of:=[.A7]/[.$P$2]/1000" table:style-name="ce2">
            <text:p>4,96</text:p>
          </table:table-cell>
          <table:table-cell office:value-type="float" office:value="0.13903845153381283" table:formula="of:=SQRT(([.C7]/[.P$2])^2+(([.A7]/[.P$2]^2)*[.P$4])^2)/1000" table:style-name="ce2">
            <text:p>0,14</text:p>
          </table:table-cell>
          <table:table-cell table:number-columns-repeated="4" table:style-name="ce1"/>
          <table:table-cell office:value-type="float" office:value="0.05" table:style-name="ce1">
            <text:p>0,05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200" table:style-name="ce1">
            <text:p>200</text:p>
          </table:table-cell>
          <table:table-cell table:number-columns-repeated="16364" table:style-name="ce1"/>
        </table:table-row>
        <table:table-row table:style-name="ro1">
          <table:table-cell office:value-type="float" office:value="3.55" table:style-name="ce2">
            <text:p>3,55</text:p>
          </table:table-cell>
          <table:table-cell office:value-type="float" office:value="20" table:style-name="ce1">
            <text:p>20</text:p>
          </table:table-cell>
          <table:table-cell office:value-type="float" office:value="9.3235026918962571E-2" table:formula="of:=[.A$27]*[.A8]+[.B$27]*[.B8]/SQRT(3)" table:style-name="ce2">
            <text:p>0,09</text:p>
          </table:table-cell>
          <table:table-cell office:value-type="float" office:value="1.7350000000000001" table:style-name="ce1">
            <text:p>1,735</text:p>
          </table:table-cell>
          <table:table-cell office:value-type="float" office:value="2" table:style-name="ce1">
            <text:p>2</text:p>
          </table:table-cell>
          <table:table-cell office:value-type="float" office:value="2.312350269189626E-2" table:formula="of:=[.D$27]*[.D8]+[.E$27]*[.E8]/SQRT(3)" table:style-name="ce3">
            <text:p>0,023</text:p>
          </table:table-cell>
          <table:table-cell table:style-name="ce1"/>
          <table:table-cell office:value-type="float" office:value="6.1592500000000001" table:formula="of:=[.A8]*[.D8]" table:style-name="ce4">
            <text:p>6,16</text:p>
          </table:table-cell>
          <table:table-cell office:value-type="float" office:value="0.18139929822737075" table:formula="of:=SQRT(([.A8]*[.F8])^2+([.D8]*[.C8])^2)" table:style-name="ce4">
            <text:p>0,18</text:p>
          </table:table-cell>
          <table:table-cell office:value-type="float" office:value="0.21687500000000001" table:formula="of:=[.D8]/[.$O$2]" table:style-name="ce3">
            <text:p>0,217</text:p>
          </table:table-cell>
          <table:table-cell office:value-type="float" office:value="2.8904378364870325E-3" table:formula="of:=[.F8]/[.O$2]" table:style-name="ce3">
            <text:p>0,003</text:p>
          </table:table-cell>
          <table:table-cell office:value-type="float" office:value="4.5512820512820511" table:formula="of:=[.A8]/[.$P$2]/1000" table:style-name="ce2">
            <text:p>4,55</text:p>
          </table:table-cell>
          <table:table-cell office:value-type="float" office:value="0.13301359020853543" table:formula="of:=SQRT(([.C8]/[.P$2])^2+(([.A8]/[.P$2]^2)*[.P$4])^2)/1000" table:style-name="ce2">
            <text:p>0,13</text:p>
          </table:table-cell>
          <table:table-cell table:number-columns-repeated="16371" table:style-name="ce1"/>
        </table:table-row>
        <table:table-row table:style-name="ro1">
          <table:table-cell office:value-type="float" office:value="3.22" table:style-name="ce2">
            <text:p>3,22</text:p>
          </table:table-cell>
          <table:table-cell office:value-type="float" office:value="20" table:style-name="ce1">
            <text:p>20</text:p>
          </table:table-cell>
          <table:table-cell office:value-type="float" office:value="8.9935026918962574E-2" table:formula="of:=[.A$27]*[.A9]+[.B$27]*[.B9]/SQRT(3)" table:style-name="ce2">
            <text:p>0,09</text:p>
          </table:table-cell>
          <table:table-cell office:value-type="float" office:value="1.8919999999999999" table:style-name="ce1">
            <text:p>1,892</text:p>
          </table:table-cell>
          <table:table-cell office:value-type="float" office:value="2" table:style-name="ce1">
            <text:p>2</text:p>
          </table:table-cell>
          <table:table-cell office:value-type="float" office:value="2.4693502691896258E-2" table:formula="of:=[.D$27]*[.D9]+[.E$27]*[.E9]/SQRT(3)" table:style-name="ce3">
            <text:p>0,025</text:p>
          </table:table-cell>
          <table:table-cell table:style-name="ce1"/>
          <table:table-cell office:value-type="float" office:value="6.0922400000000003" table:formula="of:=[.A9]*[.D9]" table:style-name="ce4">
            <text:p>6,09</text:p>
          </table:table-cell>
          <table:table-cell office:value-type="float" office:value="0.18781841887034431" table:formula="of:=SQRT(([.A9]*[.F9])^2+([.D9]*[.C9])^2)" table:style-name="ce4">
            <text:p>0,19</text:p>
          </table:table-cell>
          <table:table-cell office:value-type="float" office:value="0.23649999999999999" table:formula="of:=[.D9]/[.$O$2]" table:style-name="ce3">
            <text:p>0,237</text:p>
          </table:table-cell>
          <table:table-cell office:value-type="float" office:value="3.0866878364870323E-3" table:formula="of:=[.F9]/[.O$2]" table:style-name="ce3">
            <text:p>0,003</text:p>
          </table:table-cell>
          <table:table-cell office:value-type="float" office:value="4.1282051282051286" table:formula="of:=[.A9]/[.$P$2]/1000" table:style-name="ce2">
            <text:p>4,13</text:p>
          </table:table-cell>
          <table:table-cell office:value-type="float" office:value="0.12686813641891984" table:formula="of:=SQRT(([.C9]/[.P$2])^2+(([.A9]/[.P$2]^2)*[.P$4])^2)/1000" table:style-name="ce2">
            <text:p>0,13</text:p>
          </table:table-cell>
          <table:table-cell table:style-name="ce1"/>
          <table:table-cell table:style-name="ce1">
            <draw:frame draw:z-index="1" draw:id="id0" draw:style-name="a0" draw:name="U" svg:x="0.0437in" svg:y="0.03465in" svg:width="6.3in" svg:height="3.545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1">
          <table:table-cell office:value-type="float" office:value="2.99" table:style-name="ce2">
            <text:p>2,99</text:p>
          </table:table-cell>
          <table:table-cell office:value-type="float" office:value="20" table:style-name="ce1">
            <text:p>20</text:p>
          </table:table-cell>
          <table:table-cell office:value-type="float" office:value="8.7635026918962577E-2" table:formula="of:=[.A$27]*[.A10]+[.B$27]*[.B10]/SQRT(3)" table:style-name="ce2">
            <text:p>0,09</text:p>
          </table:table-cell>
          <table:table-cell office:value-type="float" office:value="1.966" table:style-name="ce1">
            <text:p>1,966</text:p>
          </table:table-cell>
          <table:table-cell office:value-type="float" office:value="2" table:style-name="ce1">
            <text:p>2</text:p>
          </table:table-cell>
          <table:table-cell office:value-type="float" office:value="2.5433502691896259E-2" table:formula="of:=[.D$27]*[.D10]+[.E$27]*[.E10]/SQRT(3)" table:style-name="ce3">
            <text:p>0,025</text:p>
          </table:table-cell>
          <table:table-cell table:style-name="ce1"/>
          <table:table-cell office:value-type="float" office:value="5.8783400000000006" table:formula="of:=[.A10]*[.D10]" table:style-name="ce4">
            <text:p>5,88</text:p>
          </table:table-cell>
          <table:table-cell office:value-type="float" office:value="0.18832690739635419" table:formula="of:=SQRT(([.A10]*[.F10])^2+([.D10]*[.C10])^2)" table:style-name="ce4">
            <text:p>0,19</text:p>
          </table:table-cell>
          <table:table-cell office:value-type="float" office:value="0.24575" table:formula="of:=[.D10]/[.$O$2]" table:style-name="ce3">
            <text:p>0,246</text:p>
          </table:table-cell>
          <table:table-cell office:value-type="float" office:value="3.1791878364870324E-3" table:formula="of:=[.F10]/[.O$2]" table:style-name="ce3">
            <text:p>0,003</text:p>
          </table:table-cell>
          <table:table-cell office:value-type="float" office:value="3.8333333333333335" table:formula="of:=[.A10]/[.$P$2]/1000" table:style-name="ce2">
            <text:p>3,83</text:p>
          </table:table-cell>
          <table:table-cell office:value-type="float" office:value="0.12263101909146724" table:formula="of:=SQRT(([.C10]/[.P$2])^2+(([.A10]/[.P$2]^2)*[.P$4])^2)/1000" table:style-name="ce2">
            <text:p>0,12</text:p>
          </table:table-cell>
          <table:table-cell table:number-columns-repeated="16371" table:style-name="ce1"/>
        </table:table-row>
        <table:table-row table:style-name="ro1">
          <table:table-cell office:value-type="float" office:value="2.69" table:style-name="ce2">
            <text:p>2,69</text:p>
          </table:table-cell>
          <table:table-cell office:value-type="float" office:value="20" table:style-name="ce1">
            <text:p>20</text:p>
          </table:table-cell>
          <table:table-cell office:value-type="float" office:value="8.4635026918962575E-2" table:formula="of:=[.A$27]*[.A11]+[.B$27]*[.B11]/SQRT(3)" table:style-name="ce2">
            <text:p>0,08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20" table:style-name="ce1">
            <text:p>20</text:p>
          </table:table-cell>
          <table:table-cell office:value-type="float" office:value="7.8235026918962586E-2" table:formula="of:=[.D$27]*[.D11]+[.E$27]*[.E11]/SQRT(3)" table:style-name="ce2">
            <text:p>0,08</text:p>
          </table:table-cell>
          <table:table-cell table:style-name="ce1"/>
          <table:table-cell office:value-type="float" office:value="5.5144999999999991" table:formula="of:=[.A11]*[.D11]" table:style-name="ce4">
            <text:p>5,51</text:p>
          </table:table-cell>
          <table:table-cell office:value-type="float" office:value="0.27275082826678376" table:formula="of:=SQRT(([.A11]*[.F11])^2+([.D11]*[.C11])^2)" table:style-name="ce4">
            <text:p>0,27</text:p>
          </table:table-cell>
          <table:table-cell office:value-type="float" office:value="0.25624999999999998" table:formula="of:=[.D11]/[.$O$2]" table:style-name="ce2">
            <text:p>0,26</text:p>
          </table:table-cell>
          <table:table-cell office:value-type="float" office:value="9.7793783648703232E-3" table:formula="of:=[.F11]/[.O$2]" table:style-name="ce2">
            <text:p>0,01</text:p>
          </table:table-cell>
          <table:table-cell office:value-type="float" office:value="3.4487179487179489" table:formula="of:=[.A11]/[.$P$2]/1000" table:style-name="ce2">
            <text:p>3,45</text:p>
          </table:table-cell>
          <table:table-cell office:value-type="float" office:value="0.11716891981298667" table:formula="of:=SQRT(([.C11]/[.P$2])^2+(([.A11]/[.P$2]^2)*[.P$4])^2)/1000" table:style-name="ce2">
            <text:p>0,12</text:p>
          </table:table-cell>
          <table:table-cell table:number-columns-repeated="16371" table:style-name="ce1"/>
        </table:table-row>
        <table:table-row table:style-name="ro1">
          <table:table-cell office:value-type="float" office:value="2.4300000000000002" table:style-name="ce2">
            <text:p>2,43</text:p>
          </table:table-cell>
          <table:table-cell office:value-type="float" office:value="20" table:style-name="ce1">
            <text:p>20</text:p>
          </table:table-cell>
          <table:table-cell office:value-type="float" office:value="8.2035026918962584E-2" table:formula="of:=[.A$27]*[.A12]+[.B$27]*[.B12]/SQRT(3)" table:style-name="ce2">
            <text:p>0,08</text:p>
          </table:table-cell>
          <table:table-cell office:value-type="float" office:value="2.12" table:style-name="ce1">
            <text:p>2,12</text:p>
          </table:table-cell>
          <table:table-cell office:value-type="float" office:value="20" table:style-name="ce1">
            <text:p>20</text:p>
          </table:table-cell>
          <table:table-cell office:value-type="float" office:value="7.8935026918962578E-2" table:formula="of:=[.D$27]*[.D12]+[.E$27]*[.E12]/SQRT(3)" table:style-name="ce2">
            <text:p>0,08</text:p>
          </table:table-cell>
          <table:table-cell table:style-name="ce1"/>
          <table:table-cell office:value-type="float" office:value="5.1516000000000002" table:formula="of:=[.A12]*[.D12]" table:style-name="ce4">
            <text:p>5,15</text:p>
          </table:table-cell>
          <table:table-cell office:value-type="float" office:value="0.2589170840845087" table:formula="of:=SQRT(([.A12]*[.F12])^2+([.D12]*[.C12])^2)" table:style-name="ce4">
            <text:p>0,26</text:p>
          </table:table-cell>
          <table:table-cell office:value-type="float" office:value="0.26500000000000001" table:formula="of:=[.D12]/[.$O$2]" table:style-name="ce2">
            <text:p>0,27</text:p>
          </table:table-cell>
          <table:table-cell office:value-type="float" office:value="9.8668783648703223E-3" table:formula="of:=[.F12]/[.O$2]" table:style-name="ce2">
            <text:p>0,01</text:p>
          </table:table-cell>
          <table:table-cell office:value-type="float" office:value="3.1153846153846159" table:formula="of:=[.A12]/[.$P$2]/1000" table:style-name="ce2">
            <text:p>3,12</text:p>
          </table:table-cell>
          <table:table-cell office:value-type="float" office:value="0.11250179172926648" table:formula="of:=SQRT(([.C12]/[.P$2])^2+(([.A12]/[.P$2]^2)*[.P$4])^2)/1000" table:style-name="ce2">
            <text:p>0,11</text:p>
          </table:table-cell>
          <table:table-cell table:number-columns-repeated="16371" table:style-name="ce1"/>
        </table:table-row>
        <table:table-row table:style-name="ro1">
          <table:table-cell office:value-type="float" office:value="2.2400000000000002" table:style-name="ce2">
            <text:p>2,24</text:p>
          </table:table-cell>
          <table:table-cell office:value-type="float" office:value="20" table:style-name="ce1">
            <text:p>20</text:p>
          </table:table-cell>
          <table:table-cell office:value-type="float" office:value="8.0135026918962585E-2" table:formula="of:=[.A$27]*[.A13]+[.B$27]*[.B13]/SQRT(3)" table:style-name="ce2">
            <text:p>0,08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20" table:style-name="ce1">
            <text:p>20</text:p>
          </table:table-cell>
          <table:table-cell office:value-type="float" office:value="7.9535026918962581E-2" table:formula="of:=[.D$27]*[.D13]+[.E$27]*[.E13]/SQRT(3)" table:style-name="ce2">
            <text:p>0,08</text:p>
          </table:table-cell>
          <table:table-cell table:style-name="ce1"/>
          <table:table-cell office:value-type="float" office:value="4.8832000000000004" table:formula="of:=[.A13]*[.D13]" table:style-name="ce4">
            <text:p>4,88</text:p>
          </table:table-cell>
          <table:table-cell office:value-type="float" office:value="0.24951664459852496" table:formula="of:=SQRT(([.A13]*[.F13])^2+([.D13]*[.C13])^2)" table:style-name="ce4">
            <text:p>0,25</text:p>
          </table:table-cell>
          <table:table-cell office:value-type="float" office:value="0.27250000000000002" table:formula="of:=[.D13]/[.$O$2]" table:style-name="ce2">
            <text:p>0,27</text:p>
          </table:table-cell>
          <table:table-cell office:value-type="float" office:value="9.9418783648703227E-3" table:formula="of:=[.F13]/[.O$2]" table:style-name="ce2">
            <text:p>0,01</text:p>
          </table:table-cell>
          <table:table-cell office:value-type="float" office:value="2.8717948717948723" table:formula="of:=[.A13]/[.$P$2]/1000" table:style-name="ce2">
            <text:p>2,87</text:p>
          </table:table-cell>
          <table:table-cell office:value-type="float" office:value="0.10913519893567086" table:formula="of:=SQRT(([.C13]/[.P$2])^2+(([.A13]/[.P$2]^2)*[.P$4])^2)/1000" table:style-name="ce2">
            <text:p>0,11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,00</text:p>
          </table:table-cell>
          <table:table-cell office:value-type="float" office:value="20" table:style-name="ce1">
            <text:p>20</text:p>
          </table:table-cell>
          <table:table-cell office:value-type="float" office:value="7.7735026918962585E-2" table:formula="of:=[.A$27]*[.A14]+[.B$27]*[.B14]/SQRT(3)" table:style-name="ce2">
            <text:p>0,08</text:p>
          </table:table-cell>
          <table:table-cell office:value-type="float" office:value="2.25" table:style-name="ce1">
            <text:p>2,25</text:p>
          </table:table-cell>
          <table:table-cell office:value-type="float" office:value="20" table:style-name="ce1">
            <text:p>20</text:p>
          </table:table-cell>
          <table:table-cell office:value-type="float" office:value="8.0235026918962588E-2" table:formula="of:=[.D$27]*[.D14]+[.E$27]*[.E14]/SQRT(3)" table:style-name="ce2">
            <text:p>0,08</text:p>
          </table:table-cell>
          <table:table-cell table:style-name="ce1"/>
          <table:table-cell office:value-type="float" office:value="4.5" table:formula="of:=[.A14]*[.D14]" table:style-name="ce4">
            <text:p>4,50</text:p>
          </table:table-cell>
          <table:table-cell office:value-type="float" office:value="0.23736465855269298" table:formula="of:=SQRT(([.A14]*[.F14])^2+([.D14]*[.C14])^2)" table:style-name="ce4">
            <text:p>0,24</text:p>
          </table:table-cell>
          <table:table-cell office:value-type="float" office:value="0.28125" table:formula="of:=[.D14]/[.$O$2]" table:style-name="ce2">
            <text:p>0,28</text:p>
          </table:table-cell>
          <table:table-cell office:value-type="float" office:value="1.0029378364870323E-2" table:formula="of:=[.F14]/[.O$2]" table:style-name="ce2">
            <text:p>0,01</text:p>
          </table:table-cell>
          <table:table-cell office:value-type="float" office:value="2.5641025641025639" table:formula="of:=[.A14]/[.$P$2]/1000" table:style-name="ce2">
            <text:p>2,56</text:p>
          </table:table-cell>
          <table:table-cell office:value-type="float" office:value="0.10494195983627987" table:formula="of:=SQRT(([.C14]/[.P$2])^2+(([.A14]/[.P$2]^2)*[.P$4])^2)/1000" table:style-name="ce2">
            <text:p>0,10</text:p>
          </table:table-cell>
          <table:table-cell table:number-columns-repeated="16371" table:style-name="ce1"/>
        </table:table-row>
        <table:table-row table:style-name="ro1">
          <table:table-cell office:value-type="float" office:value="1.85" table:style-name="ce2">
            <text:p>1,85</text:p>
          </table:table-cell>
          <table:table-cell office:value-type="float" office:value="20" table:style-name="ce1">
            <text:p>20</text:p>
          </table:table-cell>
          <table:table-cell office:value-type="float" office:value="7.6235026918962584E-2" table:formula="of:=[.A$27]*[.A15]+[.B$27]*[.B15]/SQRT(3)" table:style-name="ce2">
            <text:p>0,08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20" table:style-name="ce1">
            <text:p>20</text:p>
          </table:table-cell>
          <table:table-cell office:value-type="float" office:value="8.0535026918962582E-2" table:formula="of:=[.D$27]*[.D15]+[.E$27]*[.E15]/SQRT(3)" table:style-name="ce2">
            <text:p>0,08</text:p>
          </table:table-cell>
          <table:table-cell table:style-name="ce1"/>
          <table:table-cell office:value-type="float" office:value="4.218" table:formula="of:=[.A15]*[.D15]" table:style-name="ce4">
            <text:p>4,22</text:p>
          </table:table-cell>
          <table:table-cell office:value-type="float" office:value="0.22893211681649855" table:formula="of:=SQRT(([.A15]*[.F15])^2+([.D15]*[.C15])^2)" table:style-name="ce4">
            <text:p>0,23</text:p>
          </table:table-cell>
          <table:table-cell office:value-type="float" office:value="0.28499999999999998" table:formula="of:=[.D15]/[.$O$2]" table:style-name="ce2">
            <text:p>0,29</text:p>
          </table:table-cell>
          <table:table-cell office:value-type="float" office:value="1.0066878364870323E-2" table:formula="of:=[.F15]/[.O$2]" table:style-name="ce2">
            <text:p>0,01</text:p>
          </table:table-cell>
          <table:table-cell office:value-type="float" office:value="2.3717948717948723" table:formula="of:=[.A15]/[.$P$2]/1000" table:style-name="ce2">
            <text:p>2,37</text:p>
          </table:table-cell>
          <table:table-cell office:value-type="float" office:value="0.10235812988387291" table:formula="of:=SQRT(([.C15]/[.P$2])^2+(([.A15]/[.P$2]^2)*[.P$4])^2)/1000" table:style-name="ce2">
            <text:p>0,10</text:p>
          </table:table-cell>
          <table:table-cell table:number-columns-repeated="16371" table:style-name="ce1"/>
        </table:table-row>
        <table:table-row table:style-name="ro1">
          <table:table-cell office:value-type="float" office:value="1.63" table:style-name="ce2">
            <text:p>1,63</text:p>
          </table:table-cell>
          <table:table-cell office:value-type="float" office:value="20" table:style-name="ce1">
            <text:p>20</text:p>
          </table:table-cell>
          <table:table-cell office:value-type="float" office:value="7.4035026918962576E-2" table:formula="of:=[.A$27]*[.A16]+[.B$27]*[.B16]/SQRT(3)" table:style-name="ce2">
            <text:p>0,07</text:p>
          </table:table-cell>
          <table:table-cell office:value-type="float" office:value="2.33" table:style-name="ce1">
            <text:p>2,33</text:p>
          </table:table-cell>
          <table:table-cell office:value-type="float" office:value="20" table:style-name="ce1">
            <text:p>20</text:p>
          </table:table-cell>
          <table:table-cell office:value-type="float" office:value="8.1035026918962583E-2" table:formula="of:=[.D$27]*[.D16]+[.E$27]*[.E16]/SQRT(3)" table:style-name="ce2">
            <text:p>0,08</text:p>
          </table:table-cell>
          <table:table-cell table:style-name="ce1"/>
          <table:table-cell office:value-type="float" office:value="3.7978999999999998" table:formula="of:=[.A16]*[.D16]" table:style-name="ce4">
            <text:p>3,80</text:p>
          </table:table-cell>
          <table:table-cell office:value-type="float" office:value="0.21726437066514262" table:formula="of:=SQRT(([.A16]*[.F16])^2+([.D16]*[.C16])^2)" table:style-name="ce4">
            <text:p>0,22</text:p>
          </table:table-cell>
          <table:table-cell office:value-type="float" office:value="0.29125000000000001" table:formula="of:=[.D16]/[.$O$2]" table:style-name="ce2">
            <text:p>0,29</text:p>
          </table:table-cell>
          <table:table-cell office:value-type="float" office:value="1.0129378364870323E-2" table:formula="of:=[.F16]/[.O$2]" table:style-name="ce2">
            <text:p>0,01</text:p>
          </table:table-cell>
          <table:table-cell office:value-type="float" office:value="2.0897435897435899" table:formula="of:=[.A16]/[.$P$2]/1000" table:style-name="ce2">
            <text:p>2,09</text:p>
          </table:table-cell>
          <table:table-cell office:value-type="float" office:value="9.8625398157376851E-2" table:formula="of:=SQRT(([.C16]/[.P$2])^2+(([.A16]/[.P$2]^2)*[.P$4])^2)/1000" table:style-name="ce2">
            <text:p>0,10</text:p>
          </table:table-cell>
          <table:table-cell table:number-columns-repeated="16371" table:style-name="ce1"/>
        </table:table-row>
        <table:table-row table:style-name="ro1">
          <table:table-cell office:value-type="float" office:value="1.43" table:style-name="ce2">
            <text:p>1,43</text:p>
          </table:table-cell>
          <table:table-cell office:value-type="float" office:value="20" table:style-name="ce1">
            <text:p>20</text:p>
          </table:table-cell>
          <table:table-cell office:value-type="float" office:value="7.2035026918962575E-2" table:formula="of:=[.A$27]*[.A17]+[.B$27]*[.B17]/SQRT(3)" table:style-name="ce2">
            <text:p>0,07</text:p>
          </table:table-cell>
          <table:table-cell office:value-type="float" office:value="2.37" table:style-name="ce1">
            <text:p>2,37</text:p>
          </table:table-cell>
          <table:table-cell office:value-type="float" office:value="20" table:style-name="ce1">
            <text:p>20</text:p>
          </table:table-cell>
          <table:table-cell office:value-type="float" office:value="8.143502691896258E-2" table:formula="of:=[.D$27]*[.D17]+[.E$27]*[.E17]/SQRT(3)" table:style-name="ce2">
            <text:p>0,08</text:p>
          </table:table-cell>
          <table:table-cell table:style-name="ce1"/>
          <table:table-cell office:value-type="float" office:value="3.3891" table:formula="of:=[.A17]*[.D17]" table:style-name="ce4">
            <text:p>3,39</text:p>
          </table:table-cell>
          <table:table-cell office:value-type="float" office:value="0.20665777593619261" table:formula="of:=SQRT(([.A17]*[.F17])^2+([.D17]*[.C17])^2)" table:style-name="ce4">
            <text:p>0,21</text:p>
          </table:table-cell>
          <table:table-cell office:value-type="float" office:value="0.29625000000000001" table:formula="of:=[.D17]/[.$O$2]" table:style-name="ce2">
            <text:p>0,30</text:p>
          </table:table-cell>
          <table:table-cell office:value-type="float" office:value="1.0179378364870323E-2" table:formula="of:=[.F17]/[.O$2]" table:style-name="ce2">
            <text:p>0,01</text:p>
          </table:table-cell>
          <table:table-cell office:value-type="float" office:value="1.8333333333333333" table:formula="of:=[.A17]/[.$P$2]/1000" table:style-name="ce2">
            <text:p>1,83</text:p>
          </table:table-cell>
          <table:table-cell office:value-type="float" office:value="9.5296659667232678E-2" table:formula="of:=SQRT(([.C17]/[.P$2])^2+(([.A17]/[.P$2]^2)*[.P$4])^2)/1000" table:style-name="ce2">
            <text:p>0,10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,00</text:p>
          </table:table-cell>
          <table:table-cell office:value-type="float" office:value="20" table:style-name="ce1">
            <text:p>20</text:p>
          </table:table-cell>
          <table:table-cell office:value-type="float" office:value="6.7735026918962576E-2" table:formula="of:=[.A$27]*[.A18]+[.B$27]*[.B18]/SQRT(3)" table:style-name="ce2">
            <text:p>0,07</text:p>
          </table:table-cell>
          <table:table-cell office:value-type="float" office:value="2.46" table:style-name="ce1">
            <text:p>2,46</text:p>
          </table:table-cell>
          <table:table-cell office:value-type="float" office:value="20" table:style-name="ce1">
            <text:p>20</text:p>
          </table:table-cell>
          <table:table-cell office:value-type="float" office:value="8.2335026918962578E-2" table:formula="of:=[.D$27]*[.D18]+[.E$27]*[.E18]/SQRT(3)" table:style-name="ce2">
            <text:p>0,08</text:p>
          </table:table-cell>
          <table:table-cell table:style-name="ce1"/>
          <table:table-cell office:value-type="float" office:value="2.46" table:formula="of:=[.A18]*[.D18]" table:style-name="ce4">
            <text:p>2,46</text:p>
          </table:table-cell>
          <table:table-cell office:value-type="float" office:value="0.18586016904060473" table:formula="of:=SQRT(([.A18]*[.F18])^2+([.D18]*[.C18])^2)" table:style-name="ce4">
            <text:p>0,19</text:p>
          </table:table-cell>
          <table:table-cell office:value-type="float" office:value="0.3075" table:formula="of:=[.D18]/[.$O$2]" table:style-name="ce2">
            <text:p>0,31</text:p>
          </table:table-cell>
          <table:table-cell office:value-type="float" office:value="1.0291878364870322E-2" table:formula="of:=[.F18]/[.O$2]" table:style-name="ce2">
            <text:p>0,01</text:p>
          </table:table-cell>
          <table:table-cell office:value-type="float" office:value="1.2820512820512819" table:formula="of:=[.A18]/[.$P$2]/1000" table:style-name="ce2">
            <text:p>1,28</text:p>
          </table:table-cell>
          <table:table-cell office:value-type="float" office:value="8.838160101282172E-2" table:formula="of:=SQRT(([.C18]/[.P$2])^2+(([.A18]/[.P$2]^2)*[.P$4])^2)/1000" table:style-name="ce2">
            <text:p>0,09</text:p>
          </table:table-cell>
          <table:table-cell table:number-columns-repeated="16371" table:style-name="ce1"/>
        </table:table-row>
        <table:table-row table:style-name="ro1">
          <table:table-cell office:value-type="float" office:value="0.6" table:style-name="ce2">
            <text:p>0,60</text:p>
          </table:table-cell>
          <table:table-cell office:value-type="float" office:value="20" table:style-name="ce1">
            <text:p>20</text:p>
          </table:table-cell>
          <table:table-cell office:value-type="float" office:value="6.3735026918962587E-2" table:formula="of:=[.A$27]*[.A19]+[.B$27]*[.B19]/SQRT(3)" table:style-name="ce2">
            <text:p>0,06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20" table:style-name="ce1">
            <text:p>20</text:p>
          </table:table-cell>
          <table:table-cell office:value-type="float" office:value="8.3035026918962584E-2" table:formula="of:=[.D$27]*[.D19]+[.E$27]*[.E19]/SQRT(3)" table:style-name="ce2">
            <text:p>0,08</text:p>
          </table:table-cell>
          <table:table-cell table:style-name="ce1"/>
          <table:table-cell office:value-type="float" office:value="1.5179999999999998" table:formula="of:=[.A19]*[.D19]" table:style-name="ce4">
            <text:p>1,52</text:p>
          </table:table-cell>
          <table:table-cell office:value-type="float" office:value="0.16877077054204681" table:formula="of:=SQRT(([.A19]*[.F19])^2+([.D19]*[.C19])^2)" table:style-name="ce4">
            <text:p>0,17</text:p>
          </table:table-cell>
          <table:table-cell office:value-type="float" office:value="0.31624999999999998" table:formula="of:=[.D19]/[.$O$2]" table:style-name="ce2">
            <text:p>0,32</text:p>
          </table:table-cell>
          <table:table-cell office:value-type="float" office:value="1.0379378364870323E-2" table:formula="of:=[.F19]/[.O$2]" table:style-name="ce2">
            <text:p>0,01</text:p>
          </table:table-cell>
          <table:table-cell office:value-type="float" office:value="0.76923076923076916" table:formula="of:=[.A19]/[.$P$2]/1000" table:style-name="ce2">
            <text:p>0,77</text:p>
          </table:table-cell>
          <table:table-cell office:value-type="float" office:value="8.2304549564511498E-2" table:formula="of:=SQRT(([.C19]/[.P$2])^2+(([.A19]/[.P$2]^2)*[.P$4])^2)/1000" table:style-name="ce2">
            <text:p>0,08</text:p>
          </table:table-cell>
          <table:table-cell table:number-columns-repeated="16371" table:style-name="ce1"/>
        </table:table-row>
        <table:table-row table:style-name="ro1">
          <table:table-cell office:value-type="float" office:value="0.2" table:style-name="ce2">
            <text:p>0,20</text:p>
          </table:table-cell>
          <table:table-cell office:value-type="float" office:value="20" table:style-name="ce1">
            <text:p>20</text:p>
          </table:table-cell>
          <table:table-cell office:value-type="float" office:value="5.9735026918962583E-2" table:formula="of:=[.A$27]*[.A20]+[.B$27]*[.B20]/SQRT(3)" table:style-name="ce2">
            <text:p>0,06</text:p>
          </table:table-cell>
          <table:table-cell office:value-type="float" office:value="2.61" table:style-name="ce1">
            <text:p>2,61</text:p>
          </table:table-cell>
          <table:table-cell office:value-type="float" office:value="20" table:style-name="ce1">
            <text:p>20</text:p>
          </table:table-cell>
          <table:table-cell office:value-type="float" office:value="8.383502691896258E-2" table:formula="of:=[.D$27]*[.D20]+[.E$27]*[.E20]/SQRT(3)" table:style-name="ce2">
            <text:p>0,08</text:p>
          </table:table-cell>
          <table:table-cell table:style-name="ce1"/>
          <table:table-cell office:value-type="float" office:value="0.52200000000000002" table:formula="of:=[.A20]*[.D20]" table:style-name="ce4">
            <text:p>0,52</text:p>
          </table:table-cell>
          <table:table-cell office:value-type="float" office:value="0.15680742322045468" table:formula="of:=SQRT(([.A20]*[.F20])^2+([.D20]*[.C20])^2)" table:style-name="ce4">
            <text:p>0,16</text:p>
          </table:table-cell>
          <table:table-cell office:value-type="float" office:value="0.32624999999999998" table:formula="of:=[.D20]/[.$O$2]" table:style-name="ce2">
            <text:p>0,33</text:p>
          </table:table-cell>
          <table:table-cell office:value-type="float" office:value="1.0479378364870322E-2" table:formula="of:=[.F20]/[.O$2]" table:style-name="ce2">
            <text:p>0,01</text:p>
          </table:table-cell>
          <table:table-cell office:value-type="float" office:value="0.25641025641025639" table:formula="of:=[.A20]/[.$P$2]/1000" table:style-name="ce2">
            <text:p>0,26</text:p>
          </table:table-cell>
          <table:table-cell office:value-type="float" office:value="7.6653888641948997E-2" table:formula="of:=SQRT(([.C20]/[.P$2])^2+(([.A20]/[.P$2]^2)*[.P$4])^2)/1000" table:style-name="ce2">
            <text:p>0,08</text:p>
          </table:table-cell>
          <table:table-cell table:number-columns-repeated="16371" table:style-name="ce1"/>
        </table:table-row>
        <table:table-row table:style-name="ro1">
          <table:table-cell office:value-type="float" office:value="0.1694" table:style-name="ce7">
            <text:p>0,1694</text:p>
          </table:table-cell>
          <table:table-cell office:value-type="float" office:value="0.2" table:style-name="ce1">
            <text:p>0,2</text:p>
          </table:table-cell>
          <table:table-cell office:value-type="float" office:value="2.2713502691896256E-3" table:formula="of:=[.A$27]*[.A21]+[.B$27]*[.B21]/SQRT(3)" table:style-name="ce7">
            <text:p>0,0023</text:p>
          </table:table-cell>
          <table:table-cell office:value-type="float" office:value="2.62" table:style-name="ce1">
            <text:p>2,62</text:p>
          </table:table-cell>
          <table:table-cell office:value-type="float" office:value="20" table:style-name="ce1">
            <text:p>20</text:p>
          </table:table-cell>
          <table:table-cell office:value-type="float" office:value="8.3935026918962582E-2" table:formula="of:=[.D$27]*[.D21]+[.E$27]*[.E21]/SQRT(3)" table:style-name="ce2">
            <text:p>0,08</text:p>
          </table:table-cell>
          <table:table-cell table:style-name="ce1"/>
          <table:table-cell office:value-type="float" office:value="0.443828" table:formula="of:=[.A21]*[.D21]" table:style-name="ce4">
            <text:p>0,44</text:p>
          </table:table-cell>
          <table:table-cell office:value-type="float" office:value="1.5413697233260217E-2" table:formula="of:=SQRT(([.A21]*[.F21])^2+([.D21]*[.C21])^2)" table:style-name="ce4">
            <text:p>0,02</text:p>
          </table:table-cell>
          <table:table-cell office:value-type="float" office:value="0.32750000000000001" table:formula="of:=[.D21]/[.$O$2]" table:style-name="ce2">
            <text:p>0,33</text:p>
          </table:table-cell>
          <table:table-cell office:value-type="float" office:value="1.0491878364870323E-2" table:formula="of:=[.F21]/[.O$2]" table:style-name="ce2">
            <text:p>0,01</text:p>
          </table:table-cell>
          <table:table-cell office:value-type="float" office:value="0.21717948717948718" table:formula="of:=[.A21]/[.$P$2]/1000" table:style-name="ce3">
            <text:p>0,217</text:p>
          </table:table-cell>
          <table:table-cell office:value-type="float" office:value="4.028931574171923E-3" table:formula="of:=SQRT(([.C21]/[.P$2])^2+(([.A21]/[.P$2]^2)*[.P$4])^2)/1000" table:style-name="ce3">
            <text:p>0,004</text:p>
          </table:table-cell>
          <table:table-cell table:number-columns-repeated="16371" table:style-name="ce1"/>
        </table:table-row>
        <table:table-row table:style-name="ro1">
          <table:table-cell office:value-type="float" office:value="0.12429999999999999" table:style-name="ce7">
            <text:p>0,1243</text:p>
          </table:table-cell>
          <table:table-cell office:value-type="float" office:value="0.2" table:style-name="ce1">
            <text:p>0,2</text:p>
          </table:table-cell>
          <table:table-cell office:value-type="float" office:value="1.8203502691896258E-3" table:formula="of:=[.A$27]*[.A22]+[.B$27]*[.B22]/SQRT(3)" table:style-name="ce7">
            <text:p>0,0018</text:p>
          </table:table-cell>
          <table:table-cell office:value-type="float" office:value="2.63" table:style-name="ce1">
            <text:p>2,63</text:p>
          </table:table-cell>
          <table:table-cell office:value-type="float" office:value="20" table:style-name="ce1">
            <text:p>20</text:p>
          </table:table-cell>
          <table:table-cell office:value-type="float" office:value="8.4035026918962585E-2" table:formula="of:=[.D$27]*[.D22]+[.E$27]*[.E22]/SQRT(3)" table:style-name="ce2">
            <text:p>0,08</text:p>
          </table:table-cell>
          <table:table-cell table:style-name="ce1"/>
          <table:table-cell office:value-type="float" office:value="0.32690899999999995" table:formula="of:=[.A22]*[.D22]" table:style-name="ce4">
            <text:p>0,33</text:p>
          </table:table-cell>
          <table:table-cell office:value-type="float" office:value="1.1490428819978856E-2" table:formula="of:=SQRT(([.A22]*[.F22])^2+([.D22]*[.C22])^2)" table:style-name="ce4">
            <text:p>0,01</text:p>
          </table:table-cell>
          <table:table-cell office:value-type="float" office:value="0.32874999999999999" table:formula="of:=[.D22]/[.$O$2]" table:style-name="ce2">
            <text:p>0,33</text:p>
          </table:table-cell>
          <table:table-cell office:value-type="float" office:value="1.0504378364870323E-2" table:formula="of:=[.F22]/[.O$2]" table:style-name="ce2">
            <text:p>0,01</text:p>
          </table:table-cell>
          <table:table-cell office:value-type="float" office:value="0.15935897435897436" table:formula="of:=[.A22]/[.$P$2]/1000" table:style-name="ce3">
            <text:p>0,159</text:p>
          </table:table-cell>
          <table:table-cell office:value-type="float" office:value="3.1017172433478002E-3" table:formula="of:=SQRT(([.C22]/[.P$2])^2+(([.A22]/[.P$2]^2)*[.P$4])^2)/1000" table:style-name="ce3">
            <text:p>0,003</text:p>
          </table:table-cell>
          <table:table-cell table:number-columns-repeated="16371" table:style-name="ce1"/>
        </table:table-row>
        <table:table-row table:style-name="ro1">
          <table:table-cell office:value-type="float" office:value="3.37" table:style-name="ce2">
            <text:p>3,37</text:p>
          </table:table-cell>
          <table:table-cell office:value-type="float" office:value="20" table:style-name="ce1">
            <text:p>20</text:p>
          </table:table-cell>
          <table:table-cell office:value-type="float" office:value="9.1435026918962575E-2" table:formula="of:=[.A$27]*[.A23]+[.B$27]*[.B23]/SQRT(3)" table:style-name="ce2">
            <text:p>0,09</text:p>
          </table:table-cell>
          <table:table-cell office:value-type="float" office:value="1.89" table:style-name="ce1">
            <text:p>1,89</text:p>
          </table:table-cell>
          <table:table-cell office:value-type="float" office:value="20" table:style-name="ce1">
            <text:p>20</text:p>
          </table:table-cell>
          <table:table-cell office:value-type="float" office:value="7.6635026918962582E-2" table:formula="of:=[.D$27]*[.D23]+[.E$27]*[.E23]/SQRT(3)" table:style-name="ce2">
            <text:p>0,08</text:p>
          </table:table-cell>
          <table:table-cell table:style-name="ce1"/>
          <table:table-cell office:value-type="float" office:value="6.3693" table:formula="of:=[.A23]*[.D23]" table:style-name="ce4">
            <text:p>6,37</text:p>
          </table:table-cell>
          <table:table-cell office:value-type="float" office:value="0.31074475925266043" table:formula="of:=SQRT(([.A23]*[.F23])^2+([.D23]*[.C23])^2)" table:style-name="ce4">
            <text:p>0,31</text:p>
          </table:table-cell>
          <table:table-cell office:value-type="float" office:value="0.23624999999999999" table:formula="of:=[.D23]/[.$O$2]" table:style-name="ce2">
            <text:p>0,24</text:p>
          </table:table-cell>
          <table:table-cell office:value-type="float" office:value="9.5793783648703227E-3" table:formula="of:=[.F23]/[.O$2]" table:style-name="ce2">
            <text:p>0,01</text:p>
          </table:table-cell>
          <table:table-cell office:value-type="float" office:value="4.3205128205128203" table:formula="of:=[.A23]/[.$P$2]/1000" table:style-name="ce2">
            <text:p>4,32</text:p>
          </table:table-cell>
          <table:table-cell office:value-type="float" office:value="0.12965239048497995" table:formula="of:=SQRT(([.C23]/[.P$2])^2+(([.A23]/[.P$2]^2)*[.P$4])^2)/1000" table:style-name="ce2">
            <text:p>0,13</text:p>
          </table:table-cell>
          <table:table-cell table:number-columns-repeated="16371" table:style-name="ce1"/>
        </table:table-row>
        <table:table-row table:style-name="ro1">
          <table:table-cell office:value-type="float" office:value="3.59" table:style-name="ce2">
            <text:p>3,59</text:p>
          </table:table-cell>
          <table:table-cell office:value-type="float" office:value="20" table:style-name="ce1">
            <text:p>20</text:p>
          </table:table-cell>
          <table:table-cell office:value-type="float" office:value="9.3635026918962583E-2" table:formula="of:=[.A$27]*[.A24]+[.B$27]*[.B24]/SQRT(3)" table:style-name="ce2">
            <text:p>0,09</text:p>
          </table:table-cell>
          <table:table-cell office:value-type="float" office:value="1.8" table:style-name="ce2">
            <text:p>1,80</text:p>
          </table:table-cell>
          <table:table-cell office:value-type="float" office:value="20" table:style-name="ce1">
            <text:p>20</text:p>
          </table:table-cell>
          <table:table-cell office:value-type="float" office:value="7.5735026918962584E-2" table:formula="of:=[.D$27]*[.D24]+[.E$27]*[.E24]/SQRT(3)" table:style-name="ce2">
            <text:p>0,08</text:p>
          </table:table-cell>
          <table:table-cell table:style-name="ce1"/>
          <table:table-cell office:value-type="float" office:value="6.4619999999999997" table:formula="of:=[.A24]*[.D24]" table:style-name="ce4">
            <text:p>6,46</text:p>
          </table:table-cell>
          <table:table-cell office:value-type="float" office:value="0.319890996639761" table:formula="of:=SQRT(([.A24]*[.F24])^2+([.D24]*[.C24])^2)" table:style-name="ce4">
            <text:p>0,32</text:p>
          </table:table-cell>
          <table:table-cell office:value-type="float" office:value="0.22500000000000001" table:formula="of:=[.D24]/[.$O$2]" table:style-name="ce2">
            <text:p>0,23</text:p>
          </table:table-cell>
          <table:table-cell office:value-type="float" office:value="9.4668783648703229E-3" table:formula="of:=[.F24]/[.O$2]" table:style-name="ce2">
            <text:p>0,01</text:p>
          </table:table-cell>
          <table:table-cell office:value-type="float" office:value="4.6025641025641022" table:formula="of:=[.A24]/[.$P$2]/1000" table:style-name="ce2">
            <text:p>4,60</text:p>
          </table:table-cell>
          <table:table-cell office:value-type="float" office:value="0.13376334687924288" table:formula="of:=SQRT(([.C24]/[.P$2])^2+(([.A24]/[.P$2]^2)*[.P$4])^2)/1000" table:style-name="ce2">
            <text:p>0,13</text:p>
          </table:table-cell>
          <table:table-cell office:value-type="string" table:style-name="ce1">
            <text:p>P peak</text:p>
          </table:table-cell>
          <table:table-cell table:number-columns-repeated="16370"/>
        </table:table-row>
        <table:table-row table:style-name="ro1">
          <table:table-cell table:number-columns-repeated="7" table:style-name="ce1"/>
          <table:table-cell table:number-columns-repeated="2" table:style-name="ce8"/>
          <table:table-cell table:number-columns-repeated="16375" table:style-name="ce1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table:number-columns-repeated="2" table:style-name="ce1"/>
          <table:table-cell table:number-columns-repeated="2" table:style-name="ce8"/>
          <table:table-cell table:number-columns-repeated="16375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5.0000000000000001E-3" table:style-name="ce1">
            <text:p>0,005</text:p>
          </table:table-cell>
          <table:table-cell table:style-name="ce1"/>
          <table:table-cell office:value-type="float" office:value="0.01" table:style-name="ce1">
            <text:p>0,01</text:p>
          </table:table-cell>
          <table:table-cell office:value-type="float" office:value="5.0000000000000001E-3" table:style-name="ce1">
            <text:p>0,005</text:p>
          </table:table-cell>
          <table:table-cell table:number-columns-repeated="2" table:style-name="ce1"/>
          <table:table-cell table:number-columns-repeated="2" table:style-name="ce8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monokrystaliczne" table:style-name="ta1"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12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3" table:number-columns-repeated="16" table:default-cell-style-name="ce1"/>
        <table:table-column table:style-name="co17" table:number-columns-repeated="16352" table:default-cell-style-name="ce1"/>
        <table:table-row table:style-name="ro1">
          <table:table-cell office:value-type="string" table:style-name="ce1">
            <text:p>I [mA] +- 0,01</text:p>
          </table:table-cell>
          <table:table-cell office:value-type="string" table:style-name="ce1">
            <text:p>u I</text:p>
          </table:table-cell>
          <table:table-cell office:value-type="string" table:style-name="ce1">
            <text:p>U [V] +- 0,001</text:p>
          </table:table-cell>
          <table:table-cell office:value-type="string" table:style-name="ce1">
            <text:p>u U</text:p>
          </table:table-cell>
          <table:table-cell table:style-name="ce1"/>
          <table:table-cell office:value-type="string" table:style-name="ce1">
            <text:p>P = UI [mW]</text:p>
          </table:table-cell>
          <table:table-cell office:value-type="string" table:style-name="ce1">
            <text:p>u P</text:p>
          </table:table-cell>
          <table:table-cell office:value-type="string" table:style-name="ce1">
            <text:p>U/n [V]</text:p>
          </table:table-cell>
          <table:table-cell office:value-type="string" table:style-name="ce1">
            <text:p>u U/n</text:p>
          </table:table-cell>
          <table:table-cell office:value-type="string" table:style-name="ce1">
            <text:p>J = I/S [A/m^2]</text:p>
          </table:table-cell>
          <table:table-cell office:value-type="string" table:style-name="ce1">
            <text:p>u J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S</text:p>
          </table:table-cell>
          <table:table-cell office:value-type="string" table:style-name="ce1">
            <text:p>u S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number-columns-repeated="2" table:style-name="ce8"/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6.3E-3" table:style-name="ce1">
            <text:p>0,0063</text:p>
          </table:table-cell>
          <table:table-cell office:value-type="float" office:value="6.3E-3" table:style-name="ce1">
            <text:p>0,0063</text:p>
          </table:table-cell>
          <table:table-cell office:value-type="float" office:value="1.0000000000000001E-5" table:style-name="ce9">
            <text:p>0,00001</text:p>
          </table:table-cell>
          <table:table-cell table:number-columns-repeated="16368" table:style-name="ce1"/>
        </table:table-row>
        <table:table-row table:style-name="ro1">
          <table:table-cell office:value-type="float" office:value="15.7" table:style-name="ce5">
            <text:p>15,7</text:p>
          </table:table-cell>
          <table:table-cell office:value-type="float" office:value="0.73435026918962587" table:formula="of:=[.A$14]*[.A3]+[.B$14]*[.B$2]/SQRT(3)" table:style-name="ce5">
            <text:p>0,7</text:p>
          </table:table-cell>
          <table:table-cell office:value-type="float" office:value="0.443" table:style-name="ce2">
            <text:p>0,44</text:p>
          </table:table-cell>
          <table:table-cell office:value-type="float" office:value="1.0203502691896259E-2" table:formula="of:=[.C$14]*[.C3]+[.D$14]*[.D$2]/SQRT(3)" table:style-name="ce2">
            <text:p>0,01</text:p>
          </table:table-cell>
          <table:table-cell table:style-name="ce1"/>
          <table:table-cell office:value-type="float" office:value="6.9550999999999998" table:formula="of:=[.A3]*[.C3]" table:style-name="ce4">
            <text:p>6,96</text:p>
          </table:table-cell>
          <table:table-cell office:value-type="float" office:value="0.36262059532734198" table:formula="of:=SQRT(([.A3]*[.D3])^2+([.C3]*[.B3])^2)" table:style-name="ce4">
            <text:p>0,36</text:p>
          </table:table-cell>
          <table:table-cell office:value-type="float" office:value="0.443" table:formula="of:=[.C3]/[.$M$2]" table:style-name="ce2">
            <text:p>0,44</text:p>
          </table:table-cell>
          <table:table-cell office:value-type="float" office:value="1.0203502691896259E-2" table:formula="of:=[.D3]/[.M$2]" table:style-name="ce2">
            <text:p>0,01</text:p>
          </table:table-cell>
          <table:table-cell office:value-type="float" office:value="2.4920634920634921" table:formula="of:=[.A3]/[.$O$2]/1000" table:style-name="ce2">
            <text:p>2,49</text:p>
          </table:table-cell>
          <table:table-cell office:value-type="float" office:value="0.11663063431303161" table:formula="of:=SQRT(([.B3]/[.O$2])^2+(([.A3]*[.P$2])/[.O$2]^2)^2)/1000" table:style-name="ce2">
            <text:p>0,12</text:p>
          </table:table-cell>
          <table:table-cell table:number-columns-repeated="16373" table:style-name="ce1"/>
        </table:table-row>
        <table:table-row table:style-name="ro1">
          <table:table-cell office:value-type="float" office:value="10.6" table:style-name="ce5">
            <text:p>10,6</text:p>
          </table:table-cell>
          <table:table-cell office:value-type="float" office:value="0.68335026918962583" table:formula="of:=[.A$14]*[.A4]+[.B$14]*[.B$2]/SQRT(3)" table:style-name="ce5">
            <text:p>0,7</text:p>
          </table:table-cell>
          <table:table-cell office:value-type="float" office:value="0.44900000000000001" table:style-name="ce2">
            <text:p>0,45</text:p>
          </table:table-cell>
          <table:table-cell office:value-type="float" office:value="1.0263502691896258E-2" table:formula="of:=[.C$14]*[.C4]+[.D$14]*[.D$2]/SQRT(3)" table:style-name="ce2">
            <text:p>0,01</text:p>
          </table:table-cell>
          <table:table-cell table:style-name="ce1"/>
          <table:table-cell office:value-type="float" office:value="4.7594000000000003" table:formula="of:=[.A4]*[.C4]" table:style-name="ce4">
            <text:p>4,76</text:p>
          </table:table-cell>
          <table:table-cell office:value-type="float" office:value="0.32554120785052226" table:formula="of:=SQRT(([.A4]*[.D4])^2+([.C4]*[.B4])^2)" table:style-name="ce4">
            <text:p>0,33</text:p>
          </table:table-cell>
          <table:table-cell office:value-type="float" office:value="0.44900000000000001" table:formula="of:=[.C4]/[.$M$2]" table:style-name="ce2">
            <text:p>0,45</text:p>
          </table:table-cell>
          <table:table-cell office:value-type="float" office:value="1.0263502691896258E-2" table:formula="of:=[.D4]/[.M$2]" table:style-name="ce2">
            <text:p>0,01</text:p>
          </table:table-cell>
          <table:table-cell office:value-type="float" office:value="1.6825396825396823" table:formula="of:=[.A4]/[.$O$2]/1000" table:style-name="ce2">
            <text:p>1,68</text:p>
          </table:table-cell>
          <table:table-cell office:value-type="float" office:value="0.10850117057256889" table:formula="of:=SQRT(([.B4]/[.O$2])^2+(([.A4]*[.P$2])/[.O$2]^2)^2)/1000" table:style-name="ce2">
            <text:p>0,11</text:p>
          </table:table-cell>
          <table:table-cell table:number-columns-repeated="11" table:style-name="ce1"/>
          <table:table-cell office:value-type="float" office:value="0" table:formula="of:=SQRT(([monokrystaliczne.G3]/[monokrystaliczne.O2]/[polikrystaliczne.T2])^2+([monokrystaliczne.F3])^2+([.G24]*[.O4]/[.S2]/[.P2]^2)^2)/1000" table:style-name="ce1">
            <text:p>#DIV/0!</text:p>
          </table:table-cell>
          <table:table-cell table:number-columns-repeated="16361"/>
        </table:table-row>
        <table:table-row table:style-name="ro1">
          <table:table-cell office:value-type="float" office:value="7.1" table:style-name="ce5">
            <text:p>7,1</text:p>
          </table:table-cell>
          <table:table-cell office:value-type="float" office:value="0.64835026918962579" table:formula="of:=[.A$14]*[.A5]+[.B$14]*[.B$2]/SQRT(3)" table:style-name="ce5">
            <text:p>0,6</text:p>
          </table:table-cell>
          <table:table-cell office:value-type="float" office:value="0.45200000000000001" table:style-name="ce2">
            <text:p>0,45</text:p>
          </table:table-cell>
          <table:table-cell office:value-type="float" office:value="1.0293502691896259E-2" table:formula="of:=[.C$14]*[.C5]+[.D$14]*[.D$2]/SQRT(3)" table:style-name="ce2">
            <text:p>0,01</text:p>
          </table:table-cell>
          <table:table-cell table:style-name="ce1"/>
          <table:table-cell office:value-type="float" office:value="3.2092000000000001" table:formula="of:=[.A5]*[.C5]" table:style-name="ce4">
            <text:p>3,21</text:p>
          </table:table-cell>
          <table:table-cell office:value-type="float" office:value="0.30202994450233989" table:formula="of:=SQRT(([.A5]*[.D5])^2+([.C5]*[.B5])^2)" table:style-name="ce4">
            <text:p>0,30</text:p>
          </table:table-cell>
          <table:table-cell office:value-type="float" office:value="0.45200000000000001" table:formula="of:=[.C5]/[.$M$2]" table:style-name="ce2">
            <text:p>0,45</text:p>
          </table:table-cell>
          <table:table-cell office:value-type="float" office:value="1.0293502691896259E-2" table:formula="of:=[.D5]/[.M$2]" table:style-name="ce2">
            <text:p>0,01</text:p>
          </table:table-cell>
          <table:table-cell office:value-type="float" office:value="1.126984126984127" table:formula="of:=[.A5]/[.$O$2]/1000" table:style-name="ce2">
            <text:p>1,13</text:p>
          </table:table-cell>
          <table:table-cell office:value-type="float" office:value="0.10292828728057297" table:formula="of:=SQRT(([.B5]/[.O$2])^2+(([.A5]*[.P$2])/[.O$2]^2)^2)/1000" table:style-name="ce2">
            <text:p>0,10</text:p>
          </table:table-cell>
          <table:table-cell table:number-columns-repeated="16373" table:style-name="ce1"/>
        </table:table-row>
        <table:table-row table:style-name="ro1">
          <table:table-cell office:value-type="float" office:value="5.2" table:style-name="ce5">
            <text:p>5,2</text:p>
          </table:table-cell>
          <table:table-cell office:value-type="float" office:value="0.62935026918962589" table:formula="of:=[.A$14]*[.A6]+[.B$14]*[.B$2]/SQRT(3)" table:style-name="ce5">
            <text:p>0,6</text:p>
          </table:table-cell>
          <table:table-cell office:value-type="float" office:value="0.45400000000000001" table:style-name="ce2">
            <text:p>0,45</text:p>
          </table:table-cell>
          <table:table-cell office:value-type="float" office:value="1.0313502691896258E-2" table:formula="of:=[.C$14]*[.C6]+[.D$14]*[.D$2]/SQRT(3)" table:style-name="ce2">
            <text:p>0,01</text:p>
          </table:table-cell>
          <table:table-cell table:style-name="ce1"/>
          <table:table-cell office:value-type="float" office:value="2.3608000000000002" table:formula="of:=[.A6]*[.C6]" table:style-name="ce4">
            <text:p>2,36</text:p>
          </table:table-cell>
          <table:table-cell office:value-type="float" office:value="0.29071461637068707" table:formula="of:=SQRT(([.A6]*[.D6])^2+([.C6]*[.B6])^2)" table:style-name="ce4">
            <text:p>0,29</text:p>
          </table:table-cell>
          <table:table-cell office:value-type="float" office:value="0.45400000000000001" table:formula="of:=[.C6]/[.$M$2]" table:style-name="ce2">
            <text:p>0,45</text:p>
          </table:table-cell>
          <table:table-cell office:value-type="float" office:value="1.0313502691896258E-2" table:formula="of:=[.D6]/[.M$2]" table:style-name="ce2">
            <text:p>0,01</text:p>
          </table:table-cell>
          <table:table-cell office:value-type="float" office:value="0.82539682539682546" table:formula="of:=[.A6]/[.$O$2]/1000" table:style-name="ce2">
            <text:p>0,83</text:p>
          </table:table-cell>
          <table:table-cell office:value-type="float" office:value="9.9905459129846247E-2" table:formula="of:=SQRT(([.B6]/[.O$2])^2+(([.A6]*[.P$2])/[.O$2]^2)^2)/1000" table:style-name="ce2">
            <text:p>0,10</text:p>
          </table:table-cell>
          <table:table-cell table:number-columns-repeated="16373" table:style-name="ce1"/>
        </table:table-row>
        <table:table-row table:style-name="ro1">
          <table:table-cell office:value-type="float" office:value="3.6" table:style-name="ce5">
            <text:p>3,6</text:p>
          </table:table-cell>
          <table:table-cell office:value-type="float" office:value="0.61335026918962587" table:formula="of:=[.A$14]*[.A7]+[.B$14]*[.B$2]/SQRT(3)" table:style-name="ce5">
            <text:p>0,6</text:p>
          </table:table-cell>
          <table:table-cell office:value-type="float" office:value="0.45600000000000002" table:style-name="ce2">
            <text:p>0,46</text:p>
          </table:table-cell>
          <table:table-cell office:value-type="float" office:value="1.0333502691896259E-2" table:formula="of:=[.C$14]*[.C7]+[.D$14]*[.D$2]/SQRT(3)" table:style-name="ce2">
            <text:p>0,01</text:p>
          </table:table-cell>
          <table:table-cell table:style-name="ce1"/>
          <table:table-cell office:value-type="float" office:value="1.6416000000000002" table:formula="of:=[.A7]*[.C7]" table:style-name="ce4">
            <text:p>1,64</text:p>
          </table:table-cell>
          <table:table-cell office:value-type="float" office:value="0.28215085968097398" table:formula="of:=SQRT(([.A7]*[.D7])^2+([.C7]*[.B7])^2)" table:style-name="ce4">
            <text:p>0,28</text:p>
          </table:table-cell>
          <table:table-cell office:value-type="float" office:value="0.45600000000000002" table:formula="of:=[.C7]/[.$M$2]" table:style-name="ce2">
            <text:p>0,46</text:p>
          </table:table-cell>
          <table:table-cell office:value-type="float" office:value="1.0333502691896259E-2" table:formula="of:=[.D7]/[.M$2]" table:style-name="ce2">
            <text:p>0,01</text:p>
          </table:table-cell>
          <table:table-cell office:value-type="float" office:value="0.5714285714285714" table:formula="of:=[.A7]/[.$O$2]/1000" table:style-name="ce2">
            <text:p>0,57</text:p>
          </table:table-cell>
          <table:table-cell office:value-type="float" office:value="9.7361410669907847E-2" table:formula="of:=SQRT(([.B7]/[.O$2])^2+(([.A7]*[.P$2])/[.O$2]^2)^2)/1000" table:style-name="ce2">
            <text:p>0,10</text:p>
          </table:table-cell>
          <table:table-cell table:number-columns-repeated="16373" table:style-name="ce1"/>
        </table:table-row>
        <table:table-row table:style-name="ro1">
          <table:table-cell office:value-type="float" office:value="2.2000000000000002" table:style-name="ce5">
            <text:p>2,2</text:p>
          </table:table-cell>
          <table:table-cell office:value-type="float" office:value="0.59935026918962586" table:formula="of:=[.A$14]*[.A8]+[.B$14]*[.B$2]/SQRT(3)" table:style-name="ce5">
            <text:p>0,6</text:p>
          </table:table-cell>
          <table:table-cell office:value-type="float" office:value="0.45700000000000002" table:style-name="ce2">
            <text:p>0,46</text:p>
          </table:table-cell>
          <table:table-cell office:value-type="float" office:value="1.0343502691896258E-2" table:formula="of:=[.C$14]*[.C8]+[.D$14]*[.D$2]/SQRT(3)" table:style-name="ce2">
            <text:p>0,01</text:p>
          </table:table-cell>
          <table:table-cell table:style-name="ce1"/>
          <table:table-cell office:value-type="float" office:value="1.0054000000000001" table:formula="of:=[.A8]*[.C8]" table:style-name="ce4">
            <text:p>1,01</text:p>
          </table:table-cell>
          <table:table-cell office:value-type="float" office:value="0.27484671284486745" table:formula="of:=SQRT(([.A8]*[.D8])^2+([.C8]*[.B8])^2)" table:style-name="ce4">
            <text:p>0,27</text:p>
          </table:table-cell>
          <table:table-cell office:value-type="float" office:value="0.45700000000000002" table:formula="of:=[.C8]/[.$M$2]" table:style-name="ce2">
            <text:p>0,46</text:p>
          </table:table-cell>
          <table:table-cell office:value-type="float" office:value="1.0343502691896258E-2" table:formula="of:=[.D8]/[.M$2]" table:style-name="ce2">
            <text:p>0,01</text:p>
          </table:table-cell>
          <table:table-cell office:value-type="float" office:value="0.34920634920634924" table:formula="of:=[.A8]/[.$O$2]/1000" table:style-name="ce2">
            <text:p>0,35</text:p>
          </table:table-cell>
          <table:table-cell office:value-type="float" office:value="9.5136578128431432E-2" table:formula="of:=SQRT(([.B8]/[.O$2])^2+(([.A8]*[.P$2])/[.O$2]^2)^2)/1000" table:style-name="ce2">
            <text:p>0,10</text:p>
          </table:table-cell>
          <table:table-cell table:number-columns-repeated="16373" table:style-name="ce1"/>
        </table:table-row>
        <table:table-row table:style-name="ro1">
          <table:table-cell office:value-type="float" office:value="1.7" table:style-name="ce5">
            <text:p>1,7</text:p>
          </table:table-cell>
          <table:table-cell office:value-type="float" office:value="0.59435026918962586" table:formula="of:=[.A$14]*[.A9]+[.B$14]*[.B$2]/SQRT(3)" table:style-name="ce5">
            <text:p>0,6</text:p>
          </table:table-cell>
          <table:table-cell office:value-type="float" office:value="0.45700000000000002" table:style-name="ce2">
            <text:p>0,46</text:p>
          </table:table-cell>
          <table:table-cell office:value-type="float" office:value="1.0343502691896258E-2" table:formula="of:=[.C$14]*[.C9]+[.D$14]*[.D$2]/SQRT(3)" table:style-name="ce2">
            <text:p>0,01</text:p>
          </table:table-cell>
          <table:table-cell table:style-name="ce1"/>
          <table:table-cell office:value-type="float" office:value="0.77690000000000003" table:formula="of:=[.A9]*[.C9]" table:style-name="ce4">
            <text:p>0,78</text:p>
          </table:table-cell>
          <table:table-cell office:value-type="float" office:value="0.27218665112281221" table:formula="of:=SQRT(([.A9]*[.D9])^2+([.C9]*[.B9])^2)" table:style-name="ce4">
            <text:p>0,27</text:p>
          </table:table-cell>
          <table:table-cell office:value-type="float" office:value="0.45700000000000002" table:formula="of:=[.C9]/[.$M$2]" table:style-name="ce2">
            <text:p>0,46</text:p>
          </table:table-cell>
          <table:table-cell office:value-type="float" office:value="1.0343502691896258E-2" table:formula="of:=[.D9]/[.M$2]" table:style-name="ce2">
            <text:p>0,01</text:p>
          </table:table-cell>
          <table:table-cell office:value-type="float" office:value="0.26984126984126983" table:formula="of:=[.A9]/[.$O$2]/1000" table:style-name="ce2">
            <text:p>0,27</text:p>
          </table:table-cell>
          <table:table-cell office:value-type="float" office:value="9.4342284872493687E-2" table:formula="of:=SQRT(([.B9]/[.O$2])^2+(([.A9]*[.P$2])/[.O$2]^2)^2)/1000" table:style-name="ce2">
            <text:p>0,09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">
            <text:p>1,0</text:p>
          </table:table-cell>
          <table:table-cell office:value-type="float" office:value="0.58735026918962585" table:formula="of:=[.A$14]*[.A10]+[.B$14]*[.B$2]/SQRT(3)" table:style-name="ce5">
            <text:p>0,6</text:p>
          </table:table-cell>
          <table:table-cell office:value-type="float" office:value="0.45800000000000002" table:style-name="ce2">
            <text:p>0,46</text:p>
          </table:table-cell>
          <table:table-cell office:value-type="float" office:value="1.0353502691896258E-2" table:formula="of:=[.C$14]*[.C10]+[.D$14]*[.D$2]/SQRT(3)" table:style-name="ce2">
            <text:p>0,01</text:p>
          </table:table-cell>
          <table:table-cell table:style-name="ce1"/>
          <table:table-cell office:value-type="float" office:value="0.45800000000000002" table:formula="of:=[.A10]*[.C10]" table:style-name="ce4">
            <text:p>0,46</text:p>
          </table:table-cell>
          <table:table-cell office:value-type="float" office:value="0.26920559204565259" table:formula="of:=SQRT(([.A10]*[.D10])^2+([.C10]*[.B10])^2)" table:style-name="ce4">
            <text:p>0,27</text:p>
          </table:table-cell>
          <table:table-cell office:value-type="float" office:value="0.45800000000000002" table:formula="of:=[.C10]/[.$M$2]" table:style-name="ce2">
            <text:p>0,46</text:p>
          </table:table-cell>
          <table:table-cell office:value-type="float" office:value="1.0353502691896258E-2" table:formula="of:=[.D10]/[.M$2]" table:style-name="ce2">
            <text:p>0,01</text:p>
          </table:table-cell>
          <table:table-cell office:value-type="float" office:value="0.15873015873015872" table:formula="of:=[.A10]/[.$O$2]/1000" table:style-name="ce2">
            <text:p>0,16</text:p>
          </table:table-cell>
          <table:table-cell office:value-type="float" office:value="9.323054190636007E-2" table:formula="of:=SQRT(([.B10]/[.O$2])^2+(([.A10]*[.P$2])/[.O$2]^2)^2)/1000" table:style-name="ce2">
            <text:p>0,09</text:p>
          </table:table-cell>
          <table:table-cell table:number-columns-repeated="16373" table:style-name="ce1"/>
        </table:table-row>
        <table:table-row table:style-name="ro1">
          <table:table-cell office:value-type="float" office:value="0.6" table:style-name="ce5">
            <text:p>0,6</text:p>
          </table:table-cell>
          <table:table-cell office:value-type="float" office:value="0.58335026918962585" table:formula="of:=[.A$14]*[.A11]+[.B$14]*[.B$2]/SQRT(3)" table:style-name="ce5">
            <text:p>0,6</text:p>
          </table:table-cell>
          <table:table-cell office:value-type="float" office:value="0.45800000000000002" table:style-name="ce2">
            <text:p>0,46</text:p>
          </table:table-cell>
          <table:table-cell office:value-type="float" office:value="1.0353502691896258E-2" table:formula="of:=[.C$14]*[.C11]+[.D$14]*[.D$2]/SQRT(3)" table:style-name="ce2">
            <text:p>0,01</text:p>
          </table:table-cell>
          <table:table-cell table:style-name="ce1"/>
          <table:table-cell office:value-type="float" office:value="0.27479999999999999" table:formula="of:=[.A11]*[.C11]" table:style-name="ce4">
            <text:p>0,27</text:p>
          </table:table-cell>
          <table:table-cell office:value-type="float" office:value="0.26724663265643905" table:formula="of:=SQRT(([.A11]*[.D11])^2+([.C11]*[.B11])^2)" table:style-name="ce4">
            <text:p>0,27</text:p>
          </table:table-cell>
          <table:table-cell office:value-type="float" office:value="0.45800000000000002" table:formula="of:=[.C11]/[.$M$2]" table:style-name="ce2">
            <text:p>0,46</text:p>
          </table:table-cell>
          <table:table-cell office:value-type="float" office:value="1.0353502691896258E-2" table:formula="of:=[.D11]/[.M$2]" table:style-name="ce2">
            <text:p>0,01</text:p>
          </table:table-cell>
          <table:table-cell office:value-type="float" office:value="9.5238095238095247E-2" table:formula="of:=[.A11]/[.$O$2]/1000" table:style-name="ce2">
            <text:p>0,10</text:p>
          </table:table-cell>
          <table:table-cell office:value-type="float" office:value="9.259540422545641E-2" table:formula="of:=SQRT(([.B11]/[.O$2])^2+(([.A11]*[.P$2])/[.O$2]^2)^2)/1000" table:style-name="ce2">
            <text:p>0,09</text:p>
          </table:table-cell>
          <table:table-cell table:number-columns-repeated="16373" table:style-name="ce1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table:number-columns-repeated="24" table:style-name="ce1"/>
          <table:table-cell table:style-name="ce1">
            <draw:frame draw:z-index="1" draw:id="id1" draw:style-name="a1" draw:name="U" svg:x="0.12087in" svg:y="0.07638in" svg:width="6.3in" svg:height="3.545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5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.01" table:style-name="ce1">
            <text:p>0,01</text:p>
          </table:table-cell>
          <table:table-cell office:value-type="float" office:value="5.0000000000000001E-3" table:style-name="ce1">
            <text:p>0,005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number-rows-repeated="2" table:style-name="ro1">
          <table:table-cell table:number-columns-repeated="5" table:style-name="ce1"/>
          <table:table-cell table:number-columns-repeated="2" table:style-name="ce8"/>
          <table:table-cell table:number-columns-repeated="16377" table:style-name="ce1"/>
        </table:table-row>
        <table:table-row table:number-rows-repeated="11" table:style-name="ro1">
          <table:table-cell table:number-columns-repeated="5"/>
          <table:table-cell table:number-columns-repeated="2" table:style-name="ce8"/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  <table:table table:name="Arkusz3" table:style-name="ta1">
        <table:table-column table:style-name="co3" table:default-cell-style-name="ce1"/>
        <table:table-column table:style-name="co1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5" number:min-integer-digits="1"/>
    </number:number-style>
    <number:number-style style:name="N37">
      <number:number number:decimal-places="1" number:min-integer-digits="1"/>
    </number:number-style>
    <number:number-style style:name="N38">
      <number:number number:decimal-places="4" number:min-integer-digits="1"/>
    </number:number-style>
    <number:number-style style:name="N39">
      <number:number number:decimal-places="3" number:min-integer-digits="1"/>
    </number:number-style>
    <number:currency-style style:name="N40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0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Perc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ron Markowski</meta:initial-creator>
    <dc:creator>luknw</dc:creator>
    <meta:creation-date>2016-10-11T14:48:38Z</meta:creation-date>
    <dc:date>2016-10-17T23:57:13Z</dc:date>
    <meta:editing-cycles>1</meta:editing-cycles>
    <meta:editing-duration>PT8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pt" chart:style-name="Crt0">
        <chart:legend svg:x="384.2121259842519pt" svg:y="118.7866929133858pt" chart:style-name="Lgnd"/>
        <chart:plot-area svg:x="21.82535433070866pt" svg:y="24.23346456692913pt" svg:width="344.2177952755906pt" svg:height="213.99196850393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olikrystaliczne.$D$2:.$D$27" chart:class="chart:scatter" chart:attached-axis="primary-y" chart:style-name="G0S0">
            <chart:domain table:cell-range-address="polikrystaliczne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pt" chart:style-name="Crt0">
        <chart:legend svg:x="379.8448031496063pt" svg:y="118.7866929133858pt" chart:style-name="Lgnd"/>
        <chart:plot-area svg:x="109.4104724409449pt" svg:y="38.49023622047244pt" svg:width="344.1895275590551pt" svg:height="213.9636220472441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27" chart:class="chart:scatter" chart:attached-axis="primary-y" chart:style-name="G0S0">
            <chart:domain table:cell-range-address="local-table.$B$2:.$B$27"/>
            <chart:data-point chart:repeated="2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Kolumna B</text:p>
              </table:table-cell>
            </table:table-row>
          </table:table-header-rows>
          <table:table-row>
            <table:table-cell office:value-type="string">
              <text:p>4,69</text:p>
            </table:table-cell>
            <table:table-cell office:value-type="float" office:value="4.6900000000000004"/>
            <table:table-cell office:value-type="float" office:value="0.53"/>
          </table:table-row>
          <table:table-row>
            <table:table-cell office:value-type="string">
              <text:p>4,51</text:p>
            </table:table-cell>
            <table:table-cell office:value-type="float" office:value="4.51"/>
            <table:table-cell office:value-type="float" office:value="0.67100000000000004"/>
          </table:table-row>
          <table:table-row>
            <table:table-cell office:value-type="string">
              <text:p>4,41</text:p>
            </table:table-cell>
            <table:table-cell office:value-type="float" office:value="4.41"/>
            <table:table-cell office:value-type="float" office:value="0.79300000000000004"/>
          </table:table-row>
          <table:table-row>
            <table:table-cell office:value-type="string">
              <text:p>4,25</text:p>
            </table:table-cell>
            <table:table-cell office:value-type="float" office:value="4.25"/>
            <table:table-cell office:value-type="float" office:value="1.109"/>
          </table:table-row>
          <table:table-row>
            <table:table-cell office:value-type="string">
              <text:p>4,07</text:p>
            </table:table-cell>
            <table:table-cell office:value-type="float" office:value="4.07"/>
            <table:table-cell office:value-type="float" office:value="1.329"/>
          </table:table-row>
          <table:table-row>
            <table:table-cell office:value-type="string">
              <text:p>3,87</text:p>
            </table:table-cell>
            <table:table-cell office:value-type="float" office:value="3.87"/>
            <table:table-cell office:value-type="float" office:value="1.5149999999999999"/>
          </table:table-row>
          <table:table-row>
            <table:table-cell office:value-type="string">
              <text:p>3,55</text:p>
            </table:table-cell>
            <table:table-cell office:value-type="float" office:value="3.55"/>
            <table:table-cell office:value-type="float" office:value="1.7350000000000001"/>
          </table:table-row>
          <table:table-row>
            <table:table-cell office:value-type="string">
              <text:p>3,22</text:p>
            </table:table-cell>
            <table:table-cell office:value-type="float" office:value="3.22"/>
            <table:table-cell office:value-type="float" office:value="1.8919999999999999"/>
          </table:table-row>
          <table:table-row>
            <table:table-cell office:value-type="string">
              <text:p>2,99</text:p>
            </table:table-cell>
            <table:table-cell office:value-type="float" office:value="2.99"/>
            <table:table-cell office:value-type="float" office:value="1.966"/>
          </table:table-row>
          <table:table-row>
            <table:table-cell office:value-type="string">
              <text:p>2,69</text:p>
            </table:table-cell>
            <table:table-cell office:value-type="float" office:value="2.69"/>
            <table:table-cell office:value-type="float" office:value="2.0499999999999998"/>
          </table:table-row>
          <table:table-row>
            <table:table-cell office:value-type="string">
              <text:p>2,43</text:p>
            </table:table-cell>
            <table:table-cell office:value-type="float" office:value="2.4300000000000002"/>
            <table:table-cell office:value-type="float" office:value="2.12"/>
          </table:table-row>
          <table:table-row>
            <table:table-cell office:value-type="string">
              <text:p>2,24</text:p>
            </table:table-cell>
            <table:table-cell office:value-type="float" office:value="2.2400000000000002"/>
            <table:table-cell office:value-type="float" office:value="2.180000000000000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.25"/>
          </table:table-row>
          <table:table-row>
            <table:table-cell office:value-type="string">
              <text:p>1,85</text:p>
            </table:table-cell>
            <table:table-cell office:value-type="float" office:value="1.85"/>
            <table:table-cell office:value-type="float" office:value="2.2799999999999998"/>
          </table:table-row>
          <table:table-row>
            <table:table-cell office:value-type="string">
              <text:p>1,63</text:p>
            </table:table-cell>
            <table:table-cell office:value-type="float" office:value="1.63"/>
            <table:table-cell office:value-type="float" office:value="2.33"/>
          </table:table-row>
          <table:table-row>
            <table:table-cell office:value-type="string">
              <text:p>1,43</text:p>
            </table:table-cell>
            <table:table-cell office:value-type="float" office:value="1.43"/>
            <table:table-cell office:value-type="float" office:value="2.37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.46"/>
          </table:table-row>
          <table:table-row>
            <table:table-cell office:value-type="string">
              <text:p>0,6</text:p>
            </table:table-cell>
            <table:table-cell office:value-type="float" office:value="0.6"/>
            <table:table-cell office:value-type="float" office:value="2.5299999999999998"/>
          </table:table-row>
          <table:table-row>
            <table:table-cell office:value-type="string">
              <text:p>0,2</text:p>
            </table:table-cell>
            <table:table-cell office:value-type="float" office:value="0.2"/>
            <table:table-cell office:value-type="float" office:value="2.61"/>
          </table:table-row>
          <table:table-row>
            <table:table-cell office:value-type="string">
              <text:p>0,1694</text:p>
            </table:table-cell>
            <table:table-cell office:value-type="float" office:value="0.1694"/>
            <table:table-cell office:value-type="float" office:value="2.62"/>
          </table:table-row>
          <table:table-row>
            <table:table-cell office:value-type="string">
              <text:p>0,1243</text:p>
            </table:table-cell>
            <table:table-cell office:value-type="float" office:value="0.12429999999999999"/>
            <table:table-cell office:value-type="float" office:value="2.63"/>
          </table:table-row>
          <table:table-row>
            <table:table-cell office:value-type="string">
              <text:p>3,37</text:p>
            </table:table-cell>
            <table:table-cell office:value-type="float" office:value="3.37"/>
            <table:table-cell office:value-type="float" office:value="1.89"/>
          </table:table-row>
          <table:table-row>
            <table:table-cell office:value-type="string">
              <text:p>3,59</text:p>
            </table:table-cell>
            <table:table-cell office:value-type="float" office:value="3.59"/>
            <table:table-cell office:value-type="float" office:value="1.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